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text-properties officeooo:paragraph-rsid="0000761c"/>
    </style:style>
    <style:style style:name="P2" style:family="paragraph" style:parent-style-name="Contents_20_2">
      <style:text-properties style:text-line-through-style="solid" style:text-line-through-type="single" officeooo:paragraph-rsid="0000761c"/>
    </style:style>
    <style:style style:name="P3" style:family="paragraph" style:parent-style-name="Contents_20_2">
      <style:text-properties officeooo:paragraph-rsid="0000761c"/>
    </style:style>
    <style:style style:name="P4" style:family="paragraph" style:parent-style-name="Contents_20_3">
      <style:paragraph-properties>
        <style:tab-stops>
          <style:tab-stop style:position="6.4929in" style:type="right" style:leader-style="dotted" style:leader-text="."/>
        </style:tab-stops>
      </style:paragraph-properties>
      <style:text-properties officeooo:paragraph-rsid="0000761c"/>
    </style:style>
    <style:style style:name="P5" style:family="paragraph" style:parent-style-name="Contents_20_3">
      <style:paragraph-properties>
        <style:tab-stops>
          <style:tab-stop style:position="6.4929in" style:type="right" style:leader-style="dotted" style:leader-text="."/>
        </style:tab-stops>
      </style:paragraph-properties>
      <style:text-properties style:text-line-through-style="solid" style:text-line-through-type="single" officeooo:paragraph-rsid="0000761c"/>
    </style:style>
    <style:style style:name="P6" style:family="paragraph" style:parent-style-name="Header">
      <style:paragraph-properties>
        <style:tab-stops>
          <style:tab-stop style:position="0.1252in"/>
          <style:tab-stop style:position="0.25in"/>
          <style:tab-stop style:position="0.5in"/>
        </style:tab-stops>
      </style:paragraph-properties>
      <style:text-properties officeooo:paragraph-rsid="0000761c"/>
    </style:style>
    <style:style style:name="P7" style:family="paragraph" style:parent-style-name="Heading_20_1">
      <style:text-properties officeooo:paragraph-rsid="0000761c"/>
    </style:style>
    <style:style style:name="P8" style:family="paragraph" style:parent-style-name="Heading_20_2">
      <style:text-properties officeooo:paragraph-rsid="0000761c"/>
    </style:style>
    <style:style style:name="P9" style:family="paragraph" style:parent-style-name="Heading_20_3">
      <style:text-properties officeooo:paragraph-rsid="0000761c"/>
    </style:style>
    <style:style style:name="P10" style:family="paragraph" style:parent-style-name="Standard" style:master-page-name="Standard">
      <style:paragraph-properties fo:text-align="center" style:justify-single-word="false" style:page-number="1"/>
      <style:text-properties fo:font-size="24pt" officeooo:rsid="0001bef8" officeooo:paragraph-rsid="0000761c" style:font-size-asian="24pt"/>
    </style:style>
    <style:style style:name="P11" style:family="paragraph" style:parent-style-name="Standard">
      <style:paragraph-properties fo:text-align="center" style:justify-single-word="false"/>
      <style:text-properties fo:font-size="24pt" officeooo:rsid="0001bef8" officeooo:paragraph-rsid="0000761c" style:font-size-asian="24pt"/>
    </style:style>
    <style:style style:name="P12" style:family="paragraph" style:parent-style-name="Standard">
      <style:paragraph-properties fo:text-align="center" style:justify-single-word="false"/>
      <style:text-properties fo:font-size="24pt" officeooo:paragraph-rsid="0000761c" style:font-size-asian="24pt"/>
    </style:style>
    <style:style style:name="P13" style:family="paragraph" style:parent-style-name="Standard">
      <style:paragraph-properties fo:text-align="center" style:justify-single-word="false"/>
      <style:text-properties fo:font-size="24pt" officeooo:rsid="00215883" officeooo:paragraph-rsid="0000761c" style:font-size-asian="24pt"/>
    </style:style>
    <style:style style:name="P14" style:family="paragraph" style:parent-style-name="Standard">
      <style:paragraph-properties fo:text-align="center" style:justify-single-word="false"/>
      <style:text-properties fo:font-size="24pt" officeooo:rsid="001ac5d6" officeooo:paragraph-rsid="0000761c" style:font-size-asian="24pt"/>
    </style:style>
    <style:style style:name="P15" style:family="paragraph" style:parent-style-name="Standard">
      <style:paragraph-properties fo:text-align="center" style:justify-single-word="false"/>
      <style:text-properties fo:font-size="16pt" officeooo:paragraph-rsid="0000761c" style:font-size-asian="16pt"/>
    </style:style>
    <style:style style:name="P16" style:family="paragraph" style:parent-style-name="Standard" style:list-style-name="L1">
      <style:text-properties fo:font-size="16pt" officeooo:rsid="00135547" officeooo:paragraph-rsid="0000761c" style:font-size-asian="16pt" style:font-size-complex="16pt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6pt" officeooo:rsid="001e9fb5" officeooo:paragraph-rsid="0000761c" style:font-size-asian="16pt" style:font-size-complex="16pt"/>
    </style:style>
    <style:style style:name="P18" style:family="paragraph" style:parent-style-name="Standard">
      <style:paragraph-properties fo:break-before="page"/>
      <style:text-properties fo:font-size="16pt" fo:font-weight="bold" officeooo:paragraph-rsid="0000761c" style:font-size-asian="16pt" style:font-weight-asian="bold"/>
    </style:style>
    <style:style style:name="P19" style:family="paragraph" style:parent-style-name="Standard">
      <style:text-properties fo:font-size="16pt" fo:font-weight="bold" officeooo:paragraph-rsid="0000761c" style:font-size-asian="16pt" style:font-weight-asian="bold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6pt" officeooo:rsid="00232366" officeooo:paragraph-rsid="0000761c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officeooo:paragraph-rsid="0000761c"/>
    </style:style>
    <style:style style:name="P22" style:family="paragraph" style:parent-style-name="Standard">
      <style:text-properties fo:font-style="italic" officeooo:paragraph-rsid="0000761c" style:font-style-asian="italic" style:font-style-complex="italic"/>
    </style:style>
    <style:style style:name="P23" style:family="paragraph" style:parent-style-name="Standard">
      <style:text-properties fo:color="#000000" loext:opacity="100%" style:font-name="Liberation Serif" officeooo:rsid="001b08ee" officeooo:paragraph-rsid="0000761c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color="#000000" loext:opacity="100%" style:font-name="Liberation Serif" fo:font-style="normal" style:text-underline-style="none" fo:font-weight="normal" officeooo:rsid="001ca404" officeooo:paragraph-rsid="0000761c" style:font-style-asian="normal" style:font-weight-asian="normal" style:font-style-complex="normal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color="#000000" loext:opacity="100%" style:font-name="Liberation Serif" fo:font-size="12pt" fo:font-style="normal" style:text-underline-style="none" fo:font-weight="normal" officeooo:rsid="00020de2" officeooo:paragraph-rsid="0000761c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erif" fo:font-style="italic" officeooo:rsid="001f10f5" officeooo:paragraph-rsid="0000761c" style:font-style-asian="italic"/>
    </style:style>
    <style:style style:name="P27" style:family="paragraph" style:parent-style-name="Standard">
      <style:text-properties fo:color="#000000" loext:opacity="100%" style:font-name="Liberation Serif" officeooo:paragraph-rsid="0000761c"/>
    </style:style>
    <style:style style:name="P28" style:family="paragraph" style:parent-style-name="Standard" style:list-style-name="L1">
      <style:text-properties officeooo:paragraph-rsid="0000761c"/>
    </style:style>
    <style:style style:name="P29" style:family="paragraph" style:parent-style-name="Standard" style:list-style-name="L1" style:master-page-name="">
      <loext:graphic-properties draw:fill="none"/>
      <style:paragraph-properties fo:margin-left="1in" fo:margin-right="0in" fo:text-indent="0.25in" style:auto-text-indent="false" style:page-number="auto" fo:background-color="transparent">
        <style:tab-stops>
          <style:tab-stop style:position="0.2575in"/>
        </style:tab-stops>
      </style:paragraph-properties>
      <style:text-properties officeooo:paragraph-rsid="0000761c"/>
    </style:style>
    <style:style style:name="P30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>
        <style:tab-stops>
          <style:tab-stop style:position="0.4902in"/>
        </style:tab-stops>
      </style:paragraph-properties>
      <style:text-properties officeooo:paragraph-rsid="0000761c"/>
    </style:style>
    <style:style style:name="P31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122in"/>
        </style:tab-stops>
      </style:paragraph-properties>
      <style:text-properties officeooo:paragraph-rsid="0000761c"/>
    </style:style>
    <style:style style:name="P32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122in"/>
        </style:tab-stops>
      </style:paragraph-properties>
      <style:text-properties officeooo:rsid="00135547" officeooo:paragraph-rsid="0000761c"/>
    </style:style>
    <style:style style:name="P33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>
        <style:tab-stops>
          <style:tab-stop style:position="0.6252in"/>
          <style:tab-stop style:position="1.25in"/>
        </style:tab-stops>
      </style:paragraph-properties>
      <style:text-properties officeooo:paragraph-rsid="0000761c"/>
    </style:style>
    <style:style style:name="P34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6252in"/>
        </style:tab-stops>
      </style:paragraph-properties>
      <style:text-properties officeooo:paragraph-rsid="0000761c"/>
    </style:style>
    <style:style style:name="P35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6252in"/>
        </style:tab-stops>
      </style:paragraph-properties>
      <style:text-properties officeooo:paragraph-rsid="0000761c"/>
    </style:style>
    <style:style style:name="P36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6252in"/>
        </style:tab-stops>
      </style:paragraph-properties>
      <style:text-properties officeooo:paragraph-rsid="0000761c"/>
    </style:style>
    <style:style style:name="P37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9925in"/>
        </style:tab-stops>
      </style:paragraph-properties>
      <style:text-properties officeooo:paragraph-rsid="0000761c"/>
    </style:style>
    <style:style style:name="P38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6252in"/>
        </style:tab-stops>
      </style:paragraph-properties>
      <style:text-properties officeooo:rsid="0015929b" officeooo:paragraph-rsid="0000761c"/>
    </style:style>
    <style:style style:name="P39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>
        <style:tab-stops>
          <style:tab-stop style:position="0.7472in"/>
        </style:tab-stops>
      </style:paragraph-properties>
      <style:text-properties officeooo:paragraph-rsid="0000761c"/>
    </style:style>
    <style:style style:name="P40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41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42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43" style:family="paragraph" style:parent-style-name="Standard">
      <loext:graphic-properties draw:fill="none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44" style:family="paragraph" style:parent-style-name="Standard">
      <loext:graphic-properties draw:fill="none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fo:font-style="normal" style:text-underline-style="none" fo:font-weight="normal" officeooo:rsid="001a012b" officeooo:paragraph-rsid="0000761c" style:font-style-asian="normal" style:font-weight-asian="normal" style:font-style-complex="normal" style:font-weight-complex="normal"/>
    </style:style>
    <style:style style:name="P45" style:family="paragraph" style:parent-style-name="Standard">
      <loext:graphic-properties draw:fill="none" draw:fill-gradient-name="gradient" draw:fill-hatch-name="hatch"/>
      <style:paragraph-properties fo:margin-left="1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tyle="normal" style:text-underline-style="none" fo:font-weight="normal" officeooo:rsid="001ca404" officeooo:paragraph-rsid="0000761c" style:font-style-asian="normal" style:font-weight-asian="normal" style:font-style-complex="normal" style:font-weight-complex="normal"/>
    </style:style>
    <style:style style:name="P46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3189in"/>
          <style:tab-stop style:position="0.5028in" style:type="right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47" style:family="paragraph" style:parent-style-name="Standard" style:master-page-name="">
      <loext:graphic-properties draw:fill="none" draw:fill-gradient-name="gradient" draw:fill-hatch-name="hatch"/>
      <style:paragraph-properties fo:margin-left="1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48" style:family="paragraph" style:parent-style-name="Standard">
      <loext:graphic-properties draw:fill="none" draw:fill-gradient-name="gradient" draw:fill-hatch-name="hatch"/>
      <style:paragraph-properties fo:margin-left="1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49" style:family="paragraph" style:parent-style-name="Standard" style:master-page-name="">
      <loext:graphic-properties draw:fill="none" draw:fill-gradient-name="gradient" draw:fill-hatch-name="hatch"/>
      <style:paragraph-properties fo:margin-left="0.75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50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51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52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53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54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55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761c"/>
    </style:style>
    <style:style style:name="P56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fo:font-style="normal" style:text-underline-style="solid" style:text-underline-width="auto" style:text-underline-color="font-color" fo:font-weight="bold" officeooo:rsid="001e9fb5" officeooo:paragraph-rsid="0000761c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fo:font-style="normal" style:text-underline-style="none" fo:font-weight="normal" officeooo:rsid="002326e1" officeooo:paragraph-rsid="0000761c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P58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fo:font-style="normal" style:text-underline-style="none" fo:font-weight="normal" officeooo:rsid="002326e1" officeooo:paragraph-rsid="0000761c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P59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officeooo:rsid="001e9fb5" officeooo:paragraph-rsid="0000761c" style:font-size-asian="14pt" style:font-size-complex="14pt"/>
    </style:style>
    <style:style style:name="P60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officeooo:rsid="0021ffe3" officeooo:paragraph-rsid="0000761c" style:font-size-asian="14pt" style:font-size-complex="14pt"/>
    </style:style>
    <style:style style:name="P61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2pt" fo:font-style="normal" style:text-underline-style="none" fo:font-weight="normal" officeooo:rsid="00020de2" officeooo:paragraph-rsid="0000761c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P62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variant="normal" fo:text-transform="none" fo:color="#000000" loext:opacity="100%" style:font-name="Liberation Serif" fo:font-size="12pt" fo:letter-spacing="normal" fo:font-style="normal" fo:font-weight="normal" officeooo:rsid="00020de2" officeooo:paragraph-rsid="0000761c" style:font-size-asian="10.5pt" style:font-size-complex="12pt"/>
    </style:style>
    <style:style style:name="P63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variant="normal" fo:text-transform="none" fo:color="#000000" loext:opacity="100%" style:font-name="Liberation Serif" fo:font-size="12pt" fo:letter-spacing="normal" fo:font-style="normal" fo:font-weight="normal" officeooo:rsid="00020de2" officeooo:paragraph-rsid="0000761c"/>
    </style:style>
    <style:style style:name="P64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07c1d1" officeooo:paragraph-rsid="0000761c"/>
    </style:style>
    <style:style style:name="P65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1e9fb5" officeooo:paragraph-rsid="0000761c"/>
    </style:style>
    <style:style style:name="P66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21ffe3" officeooo:paragraph-rsid="0000761c"/>
    </style:style>
    <style:style style:name="P67" style:family="paragraph" style:parent-style-name="Standard" style:master-page-name="">
      <loext:graphic-properties draw:fill="none" draw:fill-gradient-name="gradient" draw:fill-hatch-name="hatch"/>
      <style:paragraph-properties fo:margin-left="1.1866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21ffe3" officeooo:paragraph-rsid="0000761c"/>
    </style:style>
    <style:style style:name="P68" style:family="paragraph" style:parent-style-name="Standard">
      <style:text-properties officeooo:rsid="001f2486" officeooo:paragraph-rsid="0003963d"/>
    </style:style>
    <style:style style:name="P69" style:family="paragraph" style:parent-style-name="Standard">
      <style:paragraph-properties style:writing-mode="lr-tb"/>
      <style:text-properties officeooo:rsid="001f2486" officeooo:paragraph-rsid="0003963d"/>
    </style:style>
    <style:style style:name="P70" style:family="paragraph" style:parent-style-name="Standard">
      <style:text-properties officeooo:rsid="001f2486" officeooo:paragraph-rsid="000578bb"/>
    </style:style>
    <style:style style:name="P71" style:family="paragraph" style:parent-style-name="Standard">
      <style:text-properties officeooo:rsid="00179714" officeooo:paragraph-rsid="0003963d"/>
    </style:style>
    <style:style style:name="P72" style:family="paragraph" style:parent-style-name="Standard">
      <style:text-properties officeooo:paragraph-rsid="0000761c"/>
    </style:style>
    <style:style style:name="P73" style:family="paragraph" style:parent-style-name="Standard">
      <style:text-properties officeooo:paragraph-rsid="0003963d"/>
    </style:style>
    <style:style style:name="P74" style:family="paragraph" style:parent-style-name="Standard" style:list-style-name="L10"/>
    <style:style style:name="P75" style:family="paragraph" style:parent-style-name="Standard" style:list-style-name="L11"/>
    <style:style style:name="P76" style:family="paragraph" style:parent-style-name="Standard" style:list-style-name="L12"/>
    <style:style style:name="P77" style:family="paragraph" style:parent-style-name="Standard" style:list-style-name="L15"/>
    <style:style style:name="P78" style:family="paragraph" style:parent-style-name="Standard" style:list-style-name="L13"/>
    <style:style style:name="P79" style:family="paragraph" style:parent-style-name="Standard" style:list-style-name="L14"/>
    <style:style style:name="P80" style:family="paragraph" style:parent-style-name="Text_20_body" style:list-style-name="L6">
      <style:paragraph-properties fo:margin-top="0in" fo:margin-bottom="0in" style:contextual-spacing="false" fo:orphans="2" fo:widows="2"/>
      <style:text-properties officeooo:paragraph-rsid="0000761c"/>
    </style:style>
    <style:style style:name="P81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00761c"/>
    </style:style>
    <style:style style:name="P82" style:family="paragraph" style:parent-style-name="Text_20_body" style:list-style-name="L9">
      <style:paragraph-properties fo:margin-top="0in" fo:margin-bottom="0in" style:contextual-spacing="false" fo:orphans="2" fo:widows="2"/>
      <style:text-properties officeooo:paragraph-rsid="0000761c"/>
    </style:style>
    <style:style style:name="P8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00761c"/>
    </style:style>
    <style:style style:name="P84" style:family="paragraph" style:parent-style-name="Text_20_body">
      <style:paragraph-properties fo:margin-top="0in" fo:margin-bottom="0in" style:contextual-spacing="false" fo:orphans="2" fo:widows="2"/>
      <style:text-properties officeooo:paragraph-rsid="0000761c"/>
    </style:style>
    <style:style style:name="P85" style:family="paragraph" style:parent-style-name="Text_20_body" style:list-style-name="L8">
      <style:paragraph-properties fo:margin-top="0in" fo:margin-bottom="0in" style:contextual-spacing="false" fo:text-align="start" style:justify-single-word="false" fo:orphans="2" fo:widows="2"/>
      <style:text-properties officeooo:paragraph-rsid="0000761c"/>
    </style:style>
    <style:style style:name="P86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4pt" fo:letter-spacing="normal" fo:font-style="normal" fo:font-weight="bold" officeooo:paragraph-rsid="0000761c" style:font-size-asian="14pt" style:font-weight-asian="bold" style:font-size-complex="14pt" style:font-weight-complex="bold"/>
    </style:style>
    <style:style style:name="P87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rsid="0007c1d1" officeooo:paragraph-rsid="0000761c"/>
    </style:style>
    <style:style style:name="P8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0761c"/>
    </style:style>
    <style:style style:name="P89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0761c"/>
    </style:style>
    <style:style style:name="P90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paragraph-rsid="0000761c"/>
    </style:style>
    <style:style style:name="P91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3pt" fo:letter-spacing="normal" fo:font-style="normal" fo:font-weight="normal" officeooo:rsid="0004dfd3" officeooo:paragraph-rsid="0000761c" style:font-size-asian="13pt" style:font-size-complex="13pt"/>
    </style:style>
    <style:style style:name="P92" style:family="paragraph" style:parent-style-name="Text_20_body" style:list-style-name="L9" style:master-page-name="">
      <loext:graphic-properties draw:fill="none"/>
      <style:paragraph-properties fo:margin-top="0in" fo:margin-bottom="0in" style:contextual-spacing="false" fo:line-height="115%" fo:orphans="2" fo:widows="2" style:page-number="auto" fo:background-color="transparent"/>
      <style:text-properties officeooo:paragraph-rsid="0000761c"/>
    </style:style>
    <style:style style:name="P93" style:family="paragraph" style:parent-style-name="Text_20_body" style:master-page-name="">
      <loext:graphic-properties draw:fill="none"/>
      <style:paragraph-properties fo:margin-left="0.8752in" fo:margin-right="0in" fo:margin-top="0in" fo:margin-bottom="0in" style:contextual-spacing="false" fo:line-height="115%" fo:orphans="2" fo:widows="2" fo:text-indent="0in" style:auto-text-indent="false" style:page-number="auto" fo:background-color="transparent"/>
      <style:text-properties officeooo:paragraph-rsid="0000761c"/>
    </style:style>
    <style:style style:name="P94" style:family="paragraph" style:parent-style-name="Text_20_body" style:master-page-name="">
      <loext:graphic-properties draw:fill="none"/>
      <style:paragraph-properties fo:margin-left="0.8752in" fo:margin-right="0in" fo:margin-top="0in" fo:margin-bottom="0in" style:contextual-spacing="false" fo:line-height="115%" fo:orphans="2" fo:widows="2" fo:text-indent="0in" style:auto-text-indent="false" style:page-number="auto" fo:background-color="transparent"/>
      <style:text-properties officeooo:paragraph-rsid="0000761c"/>
    </style:style>
    <style:style style:name="P95" style:family="paragraph" style:parent-style-name="Text_20_body">
      <style:paragraph-properties fo:margin-top="0in" fo:margin-bottom="0in" style:contextual-spacing="false" fo:orphans="2" fo:widows="2"/>
      <style:text-properties officeooo:rsid="0004dfd3" officeooo:paragraph-rsid="0000761c"/>
    </style:style>
    <style:style style:name="P96" style:family="paragraph" style:parent-style-name="Text_20_body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204055" officeooo:paragraph-rsid="0000761c"/>
    </style:style>
    <style:style style:name="P97" style:family="paragraph" style:parent-style-name="Text_20_body">
      <style:text-properties fo:font-style="italic" officeooo:rsid="001f10f5" officeooo:paragraph-rsid="0000761c" style:font-style-asian="italic"/>
    </style:style>
    <style:style style:name="P98" style:family="paragraph" style:parent-style-name="Text_20_body">
      <style:text-properties officeooo:paragraph-rsid="0000761c"/>
    </style:style>
    <style:style style:name="P99" style:family="paragraph" style:parent-style-name="Text_20_body">
      <style:text-properties officeooo:paragraph-rsid="0001f9ec"/>
    </style:style>
    <style:style style:name="T1" style:family="text">
      <style:text-properties officeooo:rsid="00103294"/>
    </style:style>
    <style:style style:name="T2" style:family="text">
      <style:text-properties style:language-complex="ar" style:country-complex="LY"/>
    </style:style>
    <style:style style:name="T3" style:family="text">
      <style:text-properties officeooo:rsid="0007c1d1" style:language-complex="ar" style:country-complex="LY"/>
    </style:style>
    <style:style style:name="T4" style:family="text">
      <style:text-properties officeooo:rsid="001379e9" style:language-complex="ar" style:country-complex="LY"/>
    </style:style>
    <style:style style:name="T5" style:family="text">
      <style:text-properties officeooo:rsid="00179714" style:language-complex="ar" style:country-complex="LY"/>
    </style:style>
    <style:style style:name="T6" style:family="text">
      <style:text-properties officeooo:rsid="0001f9ec" style:language-complex="ar" style:country-complex="LY"/>
    </style:style>
    <style:style style:name="T7" style:family="text">
      <style:text-properties officeooo:rsid="0003963d" style:language-complex="ar" style:country-complex="LY"/>
    </style:style>
    <style:style style:name="T8" style:family="text">
      <style:text-properties officeooo:rsid="000614d4" style:language-complex="ar" style:country-complex="LY"/>
    </style:style>
    <style:style style:name="T9" style:family="text">
      <style:text-properties fo:font-size="24pt" officeooo:rsid="00103294" style:font-size-asian="24pt" style:language-complex="ar" style:country-complex="LY"/>
    </style:style>
    <style:style style:name="T10" style:family="text">
      <style:text-properties fo:font-size="24pt" officeooo:rsid="0001bef8" style:font-size-asian="24pt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fo:font-variant="normal" fo:text-transform="none" fo:font-size="12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35547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21ec12" style:font-size-asian="14pt" style:font-style-asian="normal" style:font-size-complex="14pt" style:language-complex="ar" style:country-complex="LY" style:font-style-complex="normal"/>
    </style:style>
    <style:style style:name="T15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style:font-size-asian="14pt" style:font-size-complex="14pt"/>
    </style:style>
    <style:style style:name="T16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4pt" style:font-size-complex="14pt"/>
    </style:style>
    <style:style style:name="T17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99dfc" style:font-size-asian="14pt" style:font-size-complex="14pt"/>
    </style:style>
    <style:style style:name="T18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93180" style:font-size-asian="14pt" style:font-size-complex="14pt"/>
    </style:style>
    <style:style style:name="T19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bold" officeooo:rsid="0021ec12" style:font-size-asian="14pt" style:font-style-asian="normal" style:font-size-complex="14pt" style:language-complex="ar" style:country-complex="LY" style:font-style-complex="normal"/>
    </style:style>
    <style:style style:name="T20" style:family="text">
      <style:text-properties fo:font-variant="normal" fo:text-transform="none" fo:color="#000000" loext:opacity="100%" style:font-name="Liberation Serif" fo:font-size="14pt" fo:letter-spacing="normal" officeooo:rsid="00135547" style:font-size-asian="14pt" style:font-size-complex="14pt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5547" style:font-size-asian="14pt" style:font-size-complex="14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2pt" style:font-size-complex="12pt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0.5pt" style:font-size-complex="12pt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 style:font-size-asian="10.5pt" style:font-size-complex="12pt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 style:font-weight-asian="normal" style:font-weight-complex="normal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9dfc" style:font-weight-asian="normal" style:font-weight-complex="normal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3180" style:font-weight-asian="normal" style:font-weight-complex="normal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dfd3" style:font-weight-asian="normal" style:font-weight-complex="normal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a1e6" style:font-weight-asian="normal" style:font-weight-complex="normal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0640d" style:font-weight-asian="normal" style:font-weight-complex="normal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13b8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9dfc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dfd3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3180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1f7f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19c79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8f93" style:language-complex="ar" style:country-complex="SA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normal" fo:font-weight="normal" style:language-complex="ar" style:country-complex="LY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8f93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ca404" style:font-style-asian="normal" style:font-weight-asian="normal" style:font-style-complex="normal" style:font-weight-complex="normal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1c551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e9fb5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fbe3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76448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bbeff" style:font-style-asian="normal" style:font-style-complex="normal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ca404" style:font-style-asian="normal" style:font-style-complex="normal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e3376" style:font-style-asian="normal" style:font-style-complex="normal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01c551" style:font-style-asian="normal" style:font-style-complex="normal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e9fb5" style:font-style-asian="normal" style:font-style-complex="normal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e9fb5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001c551" style:font-style-asian="normal" style:font-style-complex="normal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1bbeff" style:font-style-asian="normal" style:font-style-complex="normal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font-style="normal" fo:font-weight="bold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1c551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e3376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 style:font-size-asian="10.5pt" style:font-size-complex="12pt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7c1d1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373db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3960b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99dfc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dfd3" style:font-weight-asian="bold" style:font-weight-complex="bold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93180"/>
    </style:style>
    <style:style style:name="T8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7a1e6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f1f7f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0640d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19c79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38f93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38f93" style:language-complex="ar" style:country-complex="LY"/>
    </style:style>
    <style:style style:name="T86" style:family="text">
      <style:text-properties fo:font-variant="normal" fo:text-transform="none" fo:color="#000000" loext:opacity="100%" style:font-name="Liberation Serif" fo:font-size="12pt" fo:letter-spacing="normal" fo:font-style="italic" fo:font-weight="normal" style:font-style-asian="italic" style:font-style-complex="italic"/>
    </style:style>
    <style:style style:name="T87" style:family="text">
      <style:text-properties fo:font-variant="normal" fo:text-transform="none" fo:color="#000000" loext:opacity="100%" style:font-name="Liberation Serif" fo:font-size="16pt" fo:letter-spacing="normal" fo:font-style="normal" fo:font-weight="bold" officeooo:rsid="000f1f7f" style:font-size-asian="16pt" style:font-size-complex="16pt"/>
    </style:style>
    <style:style style:name="T88" style:family="text">
      <style:text-properties fo:font-variant="normal" fo:text-transform="none" fo:color="#000000" loext:opacity="100%" style:font-name="Google Sans" fo:font-size="12pt" fo:letter-spacing="normal" fo:font-style="normal" fo:font-weight="bold"/>
    </style:style>
    <style:style style:name="T89" style:family="text">
      <style:text-properties fo:font-variant="normal" fo:text-transform="none" fo:color="#000000" loext:opacity="100%" style:font-name="Google Sans" fo:font-size="12pt" fo:letter-spacing="normal" fo:font-style="normal" fo:font-weight="bold" officeooo:rsid="000614d4" style:language-complex="ar" style:country-complex="LY"/>
    </style:style>
    <style:style style:name="T90" style:family="text">
      <style:text-properties fo:font-variant="normal" fo:text-transform="none" fo:color="#000000" loext:opacity="100%" style:font-name="Google Sans" fo:font-size="12pt" fo:letter-spacing="normal" fo:font-style="normal" fo:font-weight="normal"/>
    </style:style>
    <style:style style:name="T91" style:family="text">
      <style:text-properties fo:font-variant="normal" fo:text-transform="none" fo:color="#000000" loext:opacity="100%" style:font-name="Google Sans" fo:font-size="12pt" fo:letter-spacing="normal" fo:font-style="normal" fo:font-weight="normal" officeooo:rsid="000614d4"/>
    </style:style>
    <style:style style:name="T92" style:family="text">
      <style:text-properties fo:font-variant="normal" fo:text-transform="none" fo:color="#111111" loext:opacity="100%" style:font-name="Liberation Serif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93" style:family="text">
      <style:text-properties fo:font-variant="normal" fo:text-transform="none" fo:color="#111111" loext:opacity="100%" style:font-name="Liberation Serif" fo:font-size="12pt" fo:letter-spacing="normal" fo:font-style="normal" fo:font-weight="normal"/>
    </style:style>
    <style:style style:name="T94" style:family="text">
      <style:text-properties officeooo:rsid="00129cc3"/>
    </style:style>
    <style:style style:name="T95" style:family="text">
      <style:text-properties fo:font-size="14pt" officeooo:rsid="00135547" style:font-size-asian="14pt" style:font-size-complex="14pt"/>
    </style:style>
    <style:style style:name="T96" style:family="text">
      <style:text-properties fo:font-size="14pt" officeooo:rsid="00167a45" style:font-size-asian="14pt" style:font-size-complex="14pt"/>
    </style:style>
    <style:style style:name="T97" style:family="text">
      <style:text-properties fo:font-size="14pt" officeooo:rsid="00197705" style:font-size-asian="14pt" style:font-size-complex="14pt"/>
    </style:style>
    <style:style style:name="T98" style:family="text">
      <style:text-properties fo:font-size="14pt" style:text-underline-style="solid" style:text-underline-width="auto" style:text-underline-color="font-color" fo:font-weight="bold" officeooo:rsid="00135547" style:font-size-asian="14pt" style:font-weight-asian="bold" style:font-size-complex="14pt" style:font-weight-complex="bold"/>
    </style:style>
    <style:style style:name="T99" style:family="text">
      <style:text-properties fo:font-size="14pt" style:text-underline-style="solid" style:text-underline-width="auto" style:text-underline-color="font-color" fo:font-weight="bold" officeooo:rsid="00167a45" style:font-size-asian="14pt" style:font-weight-asian="bold" style:font-size-complex="14pt" style:font-weight-complex="bold"/>
    </style:style>
    <style:style style:name="T100" style:family="text">
      <style:text-properties fo:font-size="14pt" style:text-underline-style="solid" style:text-underline-width="auto" style:text-underline-color="font-color" fo:font-weight="bold" officeooo:rsid="001a012b" style:font-size-asian="14pt" style:font-weight-asian="bold" style:font-size-complex="14pt" style:font-weight-complex="bold"/>
    </style:style>
    <style:style style:name="T101" style:family="text">
      <style:text-properties fo:font-size="14pt" fo:font-style="normal" style:text-underline-style="solid" style:text-underline-width="auto" style:text-underline-color="font-color" fo:font-weight="bold" officeooo:rsid="001a012b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fo:font-size="14pt" fo:font-style="normal" style:text-underline-style="solid" style:text-underline-width="auto" style:text-underline-color="font-color" fo:font-weight="bold" officeooo:rsid="001ca404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font-size="14pt" fo:font-style="normal" style:text-underline-style="solid" style:text-underline-width="auto" style:text-underline-color="font-color" fo:font-weight="bold" officeooo:rsid="001fbe32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104" style:family="text">
      <style:text-properties fo:font-size="14pt" fo:font-style="normal" style:text-underline-style="solid" style:text-underline-width="auto" style:text-underline-color="font-color" fo:font-weight="bold" officeooo:rsid="0021ffe3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105" style:family="text">
      <style:text-properties fo:font-size="14pt" fo:font-style="normal" style:text-underline-style="solid" style:text-underline-width="auto" style:text-underline-color="font-color" fo:font-weight="bold" officeooo:rsid="00204055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106" style:family="text">
      <style:text-properties fo:font-size="14pt" fo:font-style="normal" style:text-underline-style="none" fo:font-weight="normal" officeooo:rsid="001a012b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size="14pt" fo:font-style="normal" style:text-underline-style="none" fo:font-weight="normal" officeooo:rsid="001ca404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09" style:family="text">
      <style:text-properties fo:font-size="14pt" fo:font-style="normal" style:text-underline-style="none" fo:font-weight="normal" officeooo:rsid="0007c1d1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10" style:family="text">
      <style:text-properties fo:font-size="14pt" fo:font-style="normal" style:text-underline-style="none" fo:font-weight="normal" officeooo:rsid="002326e1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11" style:family="text">
      <style:text-properties fo:font-size="14pt" fo:font-style="normal" style:text-underline-style="none" fo:font-weight="normal" officeooo:rsid="001fbe32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12" style:family="text">
      <style:text-properties fo:font-size="14pt" fo:font-style="normal" style:text-underline-style="none" fo:font-weight="normal" officeooo:rsid="0021ffe3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13" style:family="text">
      <style:text-properties fo:font-size="14pt" fo:font-style="normal" style:text-underline-style="none" fo:font-weight="normal" officeooo:rsid="00204055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114" style:family="text">
      <style:text-properties fo:font-size="14pt" fo:font-style="normal" style:text-underline-style="none" fo:font-weight="normal" officeooo:rsid="002326e1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115" style:family="text">
      <style:text-properties fo:font-size="14pt" fo:font-style="normal" style:text-underline-style="none" fo:font-weight="normal" officeooo:rsid="0007c1d1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116" style:family="text">
      <style:text-properties fo:font-size="14pt" fo:font-style="normal" style:text-underline-style="none" fo:font-weight="normal" officeooo:rsid="00020de2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117" style:family="text">
      <style:text-properties fo:color="#000000" loext:opacity="100%" style:font-name="Liberation Serif"/>
    </style:style>
    <style:style style:name="T118" style:family="text">
      <style:text-properties fo:color="#000000" loext:opacity="100%" style:font-name="Liberation Serif" fo:font-size="14pt" officeooo:rsid="00135547" style:font-size-asian="14pt" style:font-size-complex="14pt"/>
    </style:style>
    <style:style style:name="T119" style:family="text">
      <style:text-properties fo:color="#000000" loext:opacity="100%" style:font-name="Liberation Serif"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120" style:family="text">
      <style:text-properties fo:color="#000000" loext:opacity="100%" style:font-name="Liberation Serif"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121" style:family="text">
      <style:text-properties fo:color="#000000" loext:opacity="100%" style:font-name="Liberation Serif" fo:font-size="12pt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22" style:family="text">
      <style:text-properties fo:color="#000000" loext:opacity="100%" style:font-name="Liberation Serif" fo:font-size="12pt" fo:font-style="normal" style:text-underline-style="none" fo:font-weight="normal" officeooo:rsid="00176448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23" style:family="text">
      <style:text-properties fo:color="#000000" loext:opacity="100%" style:font-name="Liberation Serif" fo:font-size="12pt" fo:font-style="normal" style:text-underline-style="none" fo:font-weight="normal" officeooo:rsid="002326e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24" style:family="text">
      <style:text-properties fo:color="#000000" loext:opacity="100%" style:font-name="Liberation Serif" fo:font-size="12pt" fo:font-style="normal" style:text-underline-style="none" fo:font-weight="normal" officeooo:rsid="0007c1d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25" style:family="text">
      <style:text-properties fo:color="#000000" loext:opacity="100%" style:font-name="Liberation Serif" fo:font-size="12pt" fo:font-style="normal" style:text-underline-style="none" fo:font-weight="normal" officeooo:rsid="00020de2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26" style:family="text">
      <style:text-properties fo:color="#000000" loext:opacity="100%" style:font-name="Liberation Serif" fo:font-size="12pt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27" style:family="text">
      <style:text-properties fo:color="#000000" loext:opacity="100%" style:font-name="Liberation Serif" officeooo:rsid="00099dfc"/>
    </style:style>
    <style:style style:name="T128" style:family="text">
      <style:text-properties officeooo:rsid="00149a71"/>
    </style:style>
    <style:style style:name="T129" style:family="text">
      <style:text-properties officeooo:rsid="00135547"/>
    </style:style>
    <style:style style:name="T1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1" style:family="text">
      <style:text-properties style:text-underline-style="solid" style:text-underline-width="auto" style:text-underline-color="font-color" fo:font-weight="bold" officeooo:rsid="00135547" style:font-weight-asian="bold" style:font-weight-complex="bold"/>
    </style:style>
    <style:style style:name="T132" style:family="text">
      <style:text-properties style:text-underline-style="solid" style:text-underline-width="auto" style:text-underline-color="font-color" fo:font-weight="bold" officeooo:rsid="0015929b" style:font-weight-asian="bold" style:font-weight-complex="bold"/>
    </style:style>
    <style:style style:name="T133" style:family="text">
      <style:text-properties style:text-underline-style="solid" style:text-underline-width="auto" style:text-underline-color="font-color" fo:font-weight="bold" officeooo:rsid="00167a45" style:font-weight-asian="bold" style:font-weight-complex="bold"/>
    </style:style>
    <style:style style:name="T134" style:family="text">
      <style:text-properties style:text-underline-style="solid" style:text-underline-width="auto" style:text-underline-color="font-color" fo:font-weight="bold" officeooo:rsid="0017d152" style:font-weight-asian="bold" style:font-weight-complex="bold"/>
    </style:style>
    <style:style style:name="T135" style:family="text">
      <style:text-properties officeooo:rsid="0015929b"/>
    </style:style>
    <style:style style:name="T136" style:family="text">
      <style:text-properties officeooo:rsid="00167a45"/>
    </style:style>
    <style:style style:name="T137" style:family="text">
      <style:text-properties officeooo:rsid="0017d152"/>
    </style:style>
    <style:style style:name="T138" style:family="text">
      <style:text-properties fo:font-style="normal" style:text-underline-style="solid" style:text-underline-width="auto" style:text-underline-color="font-color" fo:font-weight="bold" officeooo:rsid="001a012b" style:font-style-asian="normal" style:font-weight-asian="bold" style:font-style-complex="normal" style:font-weight-complex="bold"/>
    </style:style>
    <style:style style:name="T139" style:family="text">
      <style:text-properties fo:font-style="normal" style:text-underline-style="solid" style:text-underline-width="auto" style:text-underline-color="font-color" fo:font-weight="bold" style:font-style-asian="normal" style:font-weight-asian="bold" style:language-complex="ar" style:country-complex="LY" style:font-style-complex="normal" style:font-weight-complex="bold"/>
    </style:style>
    <style:style style:name="T140" style:family="text">
      <style:text-properties fo:font-style="normal" style:text-underline-style="solid" style:text-underline-width="auto" style:text-underline-color="font-color" fo:font-weight="bold" officeooo:rsid="001fbe32" style:font-style-asian="normal" style:font-weight-asian="bold" style:language-complex="ar" style:country-complex="LY" style:font-style-complex="normal" style:font-weight-complex="bold"/>
    </style:style>
    <style:style style:name="T141" style:family="text">
      <style:text-properties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01ca404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style:font-style-asian="normal" style:font-weight-asian="normal" style:language-complex="ar" style:country-complex="LY" style:font-style-complex="normal" style:font-weight-complex="normal"/>
    </style:style>
    <style:style style:name="T145" style:family="text">
      <style:text-properties fo:font-style="normal" style:text-underline-style="none" fo:font-weight="normal" officeooo:rsid="0007c1d1" style:font-style-asian="normal" style:font-weight-asian="normal" style:language-complex="ar" style:country-complex="LY" style:font-style-complex="normal" style:font-weight-complex="normal"/>
    </style:style>
    <style:style style:name="T146" style:family="text">
      <style:text-properties fo:font-style="normal" style:text-underline-style="none" fo:font-weight="normal" officeooo:rsid="0021ec12" style:font-style-asian="normal" style:font-weight-asian="normal" style:language-complex="ar" style:country-complex="LY" style:font-style-complex="normal" style:font-weight-complex="normal"/>
    </style:style>
    <style:style style:name="T147" style:family="text">
      <style:text-properties fo:font-style="normal" style:text-underline-style="none" fo:font-weight="normal" officeooo:rsid="001fbe32" style:font-style-asian="normal" style:font-weight-asian="normal" style:language-complex="ar" style:country-complex="LY" style:font-style-complex="normal" style:font-weight-complex="normal"/>
    </style:style>
    <style:style style:name="T148" style:family="text">
      <style:text-properties fo:font-style="normal" style:text-underline-style="none" fo:font-weight="normal" officeooo:rsid="002326e1" style:font-style-asian="normal" style:font-weight-asian="normal" style:language-complex="ar" style:country-complex="LY" style:font-style-complex="normal" style:font-weight-complex="normal"/>
    </style:style>
    <style:style style:name="T149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50" style:family="text">
      <style:text-properties fo:font-size="12pt" fo:font-style="normal" style:text-underline-style="none" fo:font-weight="normal" officeooo:rsid="001fbe3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51" style:family="text">
      <style:text-properties fo:font-size="12pt" fo:font-style="normal" style:text-underline-style="none" fo:font-weight="normal" officeooo:rsid="00204055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52" style:family="text">
      <style:text-properties fo:font-size="12pt" fo:font-style="normal" style:text-underline-style="none" fo:font-weight="normal" officeooo:rsid="0021ffe3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53" style:family="text">
      <style:text-properties fo:font-size="12pt" fo:font-style="normal" style:text-underline-style="none" fo:font-weight="normal" officeooo:rsid="00020de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54" style:family="text">
      <style:text-properties fo:font-size="12pt" fo:font-style="normal" style:text-underline-style="none" fo:font-weight="normal" officeooo:rsid="002326e1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5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56" style:family="text">
      <style:text-properties fo:font-size="12pt" fo:font-style="normal" style:text-underline-style="none" fo:font-weight="normal" officeooo:rsid="00020de2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57" style:family="text">
      <style:text-properties fo:font-size="12pt" fo:font-style="normal" style:text-underline-style="none" fo:font-weight="normal" officeooo:rsid="0007c1d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58" style:family="text">
      <style:text-properties fo:font-size="12pt" fo:font-style="normal" style:text-underline-style="none" fo:font-weight="normal" officeooo:rsid="002326e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59" style:family="text">
      <style:text-properties fo:font-size="12pt" fo:font-style="normal" style:text-underline-style="solid" style:text-underline-width="auto" style:text-underline-color="font-color" fo:font-weight="bold" officeooo:rsid="00204055" style:font-size-asian="10.5pt" style:font-style-asian="normal" style:font-weight-asian="bold" style:font-size-complex="12pt" style:language-complex="ar" style:country-complex="LY" style:font-style-complex="normal" style:font-weight-complex="bold"/>
    </style:style>
    <style:style style:name="T160" style:family="text">
      <style:text-properties fo:font-size="12pt" fo:font-style="normal" style:text-underline-style="solid" style:text-underline-width="auto" style:text-underline-color="font-color" fo:font-weight="bold" officeooo:rsid="001fbe32" style:font-size-asian="10.5pt" style:font-style-asian="normal" style:font-weight-asian="bold" style:font-size-complex="12pt" style:language-complex="ar" style:country-complex="LY" style:font-style-complex="normal" style:font-weight-complex="bold"/>
    </style:style>
    <style:style style:name="T161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language-complex="ar" style:country-complex="LY" style:font-style-complex="normal" style:font-weight-complex="bold"/>
    </style:style>
    <style:style style:name="T162" style:family="text">
      <style:text-properties fo:font-size="12pt" style:font-size-asian="12pt" style:font-size-complex="12pt"/>
    </style:style>
    <style:style style:name="T163" style:family="text">
      <style:text-properties fo:font-size="12pt" officeooo:rsid="0007c1d1" style:font-size-asian="12pt" style:font-size-complex="12pt"/>
    </style:style>
    <style:style style:name="T164" style:family="text">
      <style:text-properties fo:font-size="12pt" officeooo:rsid="0001c551" style:font-size-asian="12pt" style:font-size-complex="12pt"/>
    </style:style>
    <style:style style:name="T165" style:family="text">
      <style:text-properties fo:font-size="12pt" officeooo:rsid="00020de2" style:font-size-asian="12pt" style:font-size-complex="12pt"/>
    </style:style>
    <style:style style:name="T166" style:family="text">
      <style:text-properties officeooo:rsid="0007c1d1"/>
    </style:style>
    <style:style style:name="T167" style:family="text">
      <style:text-properties officeooo:rsid="0001c551"/>
    </style:style>
    <style:style style:name="T16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9" style:family="text">
      <style:text-properties officeooo:rsid="00099dfc"/>
    </style:style>
    <style:style style:name="T170" style:family="text">
      <style:text-properties officeooo:rsid="00044f38"/>
    </style:style>
    <style:style style:name="T171" style:family="text">
      <style:text-properties officeooo:rsid="00093180"/>
    </style:style>
    <style:style style:name="T172" style:family="text">
      <style:text-properties officeooo:rsid="000f1f7f"/>
    </style:style>
    <style:style style:name="T173" style:family="text">
      <style:text-properties fo:font-weight="normal" officeooo:rsid="000f1f7f" style:font-weight-asian="normal" style:font-weight-complex="normal"/>
    </style:style>
    <style:style style:name="T174" style:family="text">
      <style:text-properties officeooo:rsid="00179714"/>
    </style:style>
    <style:style style:name="T175" style:family="text">
      <style:text-properties officeooo:rsid="001f4067"/>
    </style:style>
    <style:style style:name="T176" style:family="text">
      <style:text-properties officeooo:rsid="002185dd"/>
    </style:style>
    <style:style style:name="T177" style:family="text">
      <style:text-properties officeooo:rsid="00207509"/>
    </style:style>
    <style:style style:name="T178" style:family="text">
      <style:text-properties officeooo:rsid="0022a85d"/>
    </style:style>
    <style:style style:name="T179" style:family="text">
      <style:text-properties officeooo:rsid="0023834b"/>
    </style:style>
    <style:style style:name="T180" style:family="text">
      <style:text-properties officeooo:rsid="00108911"/>
    </style:style>
    <style:style style:name="T181" style:family="text">
      <style:text-properties officeooo:rsid="000fb5bc"/>
    </style:style>
    <style:style style:name="T182" style:family="text">
      <style:text-properties officeooo:rsid="000fe5b2"/>
    </style:style>
    <style:style style:name="T183" style:family="text">
      <style:text-properties officeooo:rsid="0012f31c"/>
    </style:style>
    <style:style style:name="T184" style:family="text">
      <style:text-properties officeooo:rsid="0010fcfc"/>
    </style:style>
    <style:style style:name="T185" style:family="text">
      <style:text-properties officeooo:rsid="0015685c"/>
    </style:style>
    <style:style style:name="T186" style:family="text">
      <style:text-properties officeooo:rsid="0016031f"/>
    </style:style>
    <style:style style:name="T187" style:family="text">
      <style:text-properties officeooo:rsid="00190f6b"/>
    </style:style>
    <style:style style:name="T188" style:family="text">
      <style:text-properties officeooo:rsid="001a0daf"/>
    </style:style>
    <style:style style:name="T189" style:family="text">
      <style:text-properties officeooo:rsid="0001f9ec"/>
    </style:style>
    <style:style style:name="T190" style:family="text">
      <style:text-properties officeooo:rsid="0003963d"/>
    </style:style>
    <style:style style:name="T191" style:family="text">
      <style:text-properties officeooo:rsid="001f248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5in"/>
      </text:list-level-style-bullet>
      <text:list-level-style-bullet text:level="2" text:style-name="Bullet_20_Symbols" loext:num-list-format="%2%." style:num-suffix="." text:bullet-char="•">
        <style:list-level-properties text:space-before="2.2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7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3.2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7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4.2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7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5.2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7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6.2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5in"/>
      </text:list-level-style-bullet>
      <text:list-level-style-bullet text:level="2" text:style-name="Bullet_20_Symbols" loext:num-list-format="%2%." style:num-suffix="." text:bullet-char="•">
        <style:list-level-properties text:space-before="2.2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7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3.2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7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4.2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7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5.2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7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6.2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1.5in"/>
      </text:list-level-style-number>
      <text:list-level-style-bullet text:level="2" text:style-name="Bullet_20_Symbols" loext:num-list-format="%2%." style:num-suffix="." text:bullet-char="•">
        <style:list-level-properties text:space-before="1.5in"/>
      </text:list-level-style-bullet>
      <text:list-level-style-bullet text:level="3" text:style-name="Bullet_20_Symbols" loext:num-list-format="%3%." style:num-suffix="." text:bullet-char="•">
        <style:list-level-properties text:space-before="2.7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3.2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7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4.2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7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5.2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7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6.2134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1.75in"/>
      </text:list-level-style-bullet>
      <text:list-level-style-bullet text:level="2" text:style-name="Bullet_20_Symbols" loext:num-list-format="%2%." style:num-suffix="." text:bullet-char="•">
        <style:list-level-properties text:space-before="2.53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3.02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3.51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4.00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4.49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99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5.48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97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6.4634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2in"/>
      </text:list-level-style-bullet>
      <text:list-level-style-bullet text:level="2" text:style-name="Bullet_20_Symbols" loext:num-list-format="%2%." style:num-suffix="." text:bullet-char="•">
        <style:list-level-properties text:space-before="2in"/>
      </text:list-level-style-bullet>
      <text:list-level-style-bullet text:level="3" text:style-name="Bullet_20_Symbols" loext:num-list-format="%3%." style:num-suffix="." text:bullet-char="•">
        <style:list-level-properties text:space-before="3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3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4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4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5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5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6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6.7134in" text:min-label-width="0.1965in"/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abbeshly Station</text:p>
      <text:p text:style-name="P15"/>
      <text:p text:style-name="P15"/>
      <text:p text:style-name="P15"/>
      <text:p text:style-name="P12">Software Requirements Specification</text:p>
      <text:p text:style-name="P15"/>
      <text:p text:style-name="P13"><text:span text:style-name="T1">V</text:span>0.<text:span text:style-name="T3">4AI</text:span></text:p>
      <text:p text:style-name="P14"><text:span text:style-name="T3">V</text:span><text:span text:style-name="T2">0.5</text:span></text:p>
      <text:p text:style-name="P15"/>
      <text:p text:style-name="P21"><text:span text:style-name="T9">1</text:span><text:span text:style-name="T10">/</text:span><text:span text:style-name="T9">Mars</text:span><text:span text:style-name="T10">/2024</text:span></text:p>
      <text:p text:style-name="P15"/>
      <text:p text:style-name="P15"/>
      <text:p text:style-name="P15"/>
      <text:p text:style-name="P11">Sanad AlArousi</text:p>
      <text:p text:style-name="P12">Lead Software Engineer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epared for</text:p>
      <text:p text:style-name="P15">ITSE311—Software Requirements Analysis</text:p>
      <text:p text:style-name="P15">Lecturer: Fatima Ben Lashihar</text:p>
      <text:p text:style-name="P15">Fall 2023</text:p>
      <text:p text:style-name="P21"><text:soft-page-break/></text:p>
      <text:p text:style-name="P6"/>
      <text:p text:style-name="P18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/>
          <text:p text:style-name="P1">1. Introduction<text:tab/>1</text:p>
          <text:p text:style-name="P2">1.1 Purpose<text:tab/>1</text:p>
          <text:p text:style-name="P2">1.2 Scope<text:tab/>1</text:p>
          <text:p text:style-name="P3">1.3 Definitions, Acronyms, and Abbreviations<text:tab/>1</text:p>
          <text:p text:style-name="P3">1.4 References<text:tab/>1</text:p>
          <text:p text:style-name="P3">1.5 Overview<text:tab/>1</text:p>
          <text:p text:style-name="P1">2. General Description<text:tab/>2</text:p>
          <text:p text:style-name="P3">2.1 Product Perspective<text:tab/>2</text:p>
          <text:p text:style-name="P3">2.2 Product Functions<text:tab/>2</text:p>
          <text:p text:style-name="P3">2.3 User Characteristics<text:tab/>2</text:p>
          <text:p text:style-name="P3">2.4 General Constraints<text:tab/>2</text:p>
          <text:p text:style-name="P3">2.5 Assumptions and Dependencies<text:tab/>2</text:p>
          <text:p text:style-name="P1">3. Specific Requirements<text:tab/>2</text:p>
          <text:p text:style-name="P3">3.1 External Interface Requirements<text:tab/>3</text:p>
          <text:p text:style-name="P4">3.1.1 User Interfaces<text:tab/>3</text:p>
          <text:p text:style-name="P4">3.1.2 Hardware Interfaces<text:tab/>3</text:p>
          <text:p text:style-name="P4">3.1.3 Software Interfaces<text:tab/>3</text:p>
          <text:p text:style-name="P4">3.1.4 Communications Interfaces<text:tab/>3</text:p>
          <text:p text:style-name="P3">3.2 Functional Requirements<text:tab/>3</text:p>
          <text:p text:style-name="P4">3.2.1 &lt;Functional Requirement or Feature #1&gt;<text:tab/>3</text:p>
          <text:p text:style-name="P4">3.2.2 &lt;Functional Requirement or Feature #2&gt;<text:tab/>3</text:p>
          <text:p text:style-name="P3">3.3 Use Cases<text:tab/>3</text:p>
          <text:p text:style-name="P4">3.3.1 Use Case #1<text:tab/>3</text:p>
          <text:p text:style-name="P4">3.3.2 Use Case #2<text:tab/>3</text:p>
          <text:p text:style-name="P3">3.4<text:span text:style-name="T11"> Classes / Objects<text:tab/></text:span>3</text:p>
          <text:p text:style-name="P5">3.4.1 &lt;Class / Object #1&gt;<text:tab/>3</text:p>
          <text:p text:style-name="P5">3.4.2 &lt;Class / Object #2&gt;<text:tab/>3</text:p>
          <text:p text:style-name="P3">3.5 Non-Functional Requirements<text:tab/>4</text:p>
          <text:p text:style-name="P4">3.5.1 Performance<text:tab/>4</text:p>
          <text:p text:style-name="P4">3.5.2 Reliability<text:tab/>4</text:p>
          <text:p text:style-name="P4">3.5.3 Availability<text:tab/>4</text:p>
          <text:p text:style-name="P4">3.5.4 Security<text:tab/>4</text:p>
          <text:p text:style-name="P4">3.5.5 Maintainability<text:tab/>4</text:p>
          <text:p text:style-name="P4">3.5.6 Portability<text:tab/>4</text:p>
          <text:p text:style-name="P3"><text:span text:style-name="T11">3.6 Inverse Requirements<text:tab/></text:span>4</text:p>
          <text:p text:style-name="P2">3.7 Design Constraints<text:tab/>4</text:p>
          <text:p text:style-name="P2">3.8 Logical Database Requirements<text:tab/>4</text:p>
          <text:p text:style-name="P2">3.9 Other Requirements<text:tab/>4</text:p>
          <text:p text:style-name="P1">4. Analysis Models<text:tab/>4</text:p>
          <text:p text:style-name="P2">4.1 Sequence Diagrams<text:tab/>5</text:p>
          <text:p text:style-name="P2">4.3 Data Flow Diagrams (DFD)<text:tab/>5</text:p>
          <text:p text:style-name="P2">4.2 State-Transition Diagrams (STD)<text:tab/>5</text:p>
          <text:p text:style-name="P1">5. Change Management Process<text:tab/>5</text:p>
          <text:p text:style-name="P1">A. Appendices<text:tab/>5</text:p>
          <text:p text:style-name="P2">A.1 Appendix 1<text:tab/>5</text:p>
          <text:p text:style-name="P2">A.2 Appendix 2<text:tab/>5</text:p>
        </text:index-body>
      </text:table-of-content>
      <text:p text:style-name="P72"/>
      <text:p text:style-name="P22"/>
      <text:p text:style-name="P23"><text:bookmark text:name="_Toc506458773"/><text:bookmark text:name="_Toc506459139"/><text:soft-page-break/><text:span text:style-name="T12">This comprehensive system acts as both an Enterprise Resource Planning (ERP) platform and a marketplace, catering to various sectors of the Libyan car industry and its users. It offers a diverse range of services that benefit various stakeholders, including everyday drivers, mechanics, shop owners, scrapyards, and even the government</text:span> </text:p>
      <text:p text:style-name="P72"/>
      <text:list xml:id="list2160602258" text:style-name="L1">
        <text:list-item>
          <text:p text:style-name="P16">Products/<text:span text:style-name="T94">Scope</text:span>:</text:p>
          <text:list>
            <text:list-header>
              <text:p text:style-name="P28"><text:span text:style-name="T95">1.1 <text:s text:c="2"/></text:span><text:span text:style-name="Strong_20_Emphasis"><text:span text:style-name="T13">Car Station:</text:span></text:span><text:span text:style-name="T20"> </text:span><text:span text:style-name="T22">A platform for users to manage their car information and share their <text:tab/><text:tab/> <text:s text:c="5"/>passion for cars. This includes:</text:span><text:span text:style-name="T118"> </text:span></text:p>
              <text:p text:style-name="P29"><text:span text:style-name="T128">1</text:span><text:span text:style-name="T129">.1.1 <text:s text:c="3"/></text:span><text:span text:style-name="T131">Car Profile:</text:span><text:span text:style-name="T129"> </text:span><text:span text:style-name="T21">Store car details and receive personalized maintenance reminders.</text:span><text:span text:style-name="T117"> </text:span></text:p>
            </text:list-header>
          </text:list>
        </text:list-item>
      </text:list>
      <text:p text:style-name="P30"><text:span text:style-name="T129">1.1.2 <text:s text:c="3"/></text:span><text:span text:style-name="T92">Suggestions and tips:</text:span><text:span text:style-name="T93"> for the &lt;owners&gt; car to help preserve the cars value <text:tab/><text:tab/><text:tab/><text:tab/>condition, such as: ‘Regular Maintenance reminders’</text:span><text:span text:style-name="T129">.</text:span></text:p>
      <text:p text:style-name="P31"><text:span text:style-name="T129">1.1.3 <text:s text:c="3"/></text:span><text:span text:style-name="T131">Car-Station Feed:</text:span><text:span text:style-name="T129"> </text:span><text:span text:style-name="T21">Share and discuss car-related news and experiences</text:span><text:span text:style-name="T117"> </text:span></text:p>
      <text:p text:style-name="P32"/>
      <text:p text:style-name="P33"><text:span text:style-name="T95">1.2 <text:s/></text:span><text:span text:style-name="T98">Shop Station:</text:span><text:span text:style-name="T129"> </text:span><text:span text:style-name="T21">A point-of-sale (POS) system for shops to manage their business <text:tab/><text:tab/><text:tab/>operations, including:</text:span><text:span text:style-name="T117"> </text:span></text:p>
      <text:p text:style-name="P34"><text:span text:style-name="T128">1.2.1 <text:s text:c="3"/></text:span><text:span text:style-name="T132">Shop Profile:</text:span><text:span text:style-name="T135"> </text:span><text:span text:style-name="T21">Increase online presence and sales through an online store.</text:span> </text:p>
      <text:p text:style-name="P37"><text:span text:style-name="T135">1.2.2 <text:s text:c="2"/></text:span><text:span text:style-name="T128"><text:s text:c="2"/></text:span><text:span text:style-name="T132">A.I-driven Assistant:</text:span><text:span text:style-name="T135"> </text:span><text:span text:style-name="T21">Optimize sales, purchases, and inventory through data-<text:tab/>driven insights.</text:span><text:span text:style-name="T117"> </text:span></text:p>
      <text:p text:style-name="P35"><text:span text:style-name="T135">1.2.3 <text:s text:c="4"/></text:span><text:span text:style-name="T132">Online/</text:span><text:span text:style-name="T133">On-site</text:span><text:span text:style-name="T132"> Management tools:</text:span><text:span text:style-name="T135"> </text:span><text:span text:style-name="T21">Manage sales data, employee accounts, <text:tab/><text:tab/><text:tab/>inventory, sales performance, and more.</text:span><text:span text:style-name="T117"> </text:span></text:p>
      <text:p text:style-name="P38"/>
      <text:p text:style-name="P39"><text:span text:style-name="T96">1.3 <text:s/></text:span><text:span text:style-name="T99">Workshop Station:</text:span><text:span text:style-name="T136"> </text:span><text:span text:style-name="T21">An ERP and POS system to manage workshop workflow, <text:tab/><text:tab/><text:tab/> <text:s text:c="5"/>including:</text:span><text:span text:style-name="T117"> </text:span></text:p>
      <text:p text:style-name="P34"><text:span text:style-name="T136">1.3.1 <text:s text:c="3"/></text:span><text:span text:style-name="T133">Works</text:span><text:span text:style-name="T132">hop Profile:</text:span><text:span text:style-name="T135"> </text:span><text:span text:style-name="T21">Showcase workshop expertise and work history to attract <text:tab/><text:tab/><text:tab/>customers.</text:span><text:span text:style-name="T117"> </text:span></text:p>
      <text:p text:style-name="P40"><text:span text:style-name="T136">1.3.2 <text:s text:c="4"/></text:span><text:span text:style-name="T132">A.I-driven Assistant:</text:span><text:span text:style-name="T135"> </text:span><text:span text:style-name="T21">Improve decision-making for parts per-ordering, <text:tab/><text:tab/><text:tab/><text:tab/><text:tab/><text:tab/>avoiding unsuitable repairs, and increasing profitability.</text:span><text:span text:style-name="T117"> </text:span></text:p>
      <text:p text:style-name="P40"><text:span text:style-name="T137">1.3.3 <text:s text:c="4"/></text:span><text:span text:style-name="T134">Online/On-site Management tools:</text:span><text:span text:style-name="T137"> </text:span><text:span text:style-name="T21">Streamline workflow by managing repairs, <text:tab/><text:tab/><text:tab/><text:tab/>providing customer estimates, tracking employee performance, and more.</text:span><text:span text:style-name="T117"> </text:span></text:p>
      <text:p text:style-name="P43"><text:span text:style-name="T97">1.4 <text:s/></text:span><text:span text:style-name="T100">Marketplace</text:span><text:span text:style-name="T101">:</text:span><text:span text:style-name="T138"> </text:span><text:span text:style-name="T48">A customization feed showcasing cars, workshops, scrapyards, and <text:tab/><text:tab/><text:tab/><text:tab/>advertisements, allowing users to buy, sell, and promote products and <text:tab/><text:tab/><text:tab/><text:tab/><text:tab/>services.</text:span><text:span text:style-name="T119"> </text:span></text:p>
      <text:p text:style-name="P44"/>
      <text:p text:style-name="P46"><text:span text:style-name="T106">1.5 <text:s/></text:span><text:span text:style-name="T101">Service Station:</text:span><text:span text:style-name="T141"> </text:span><text:span text:style-name="T49">The central hub connecting all services, allowing:</text:span><text:span text:style-name="T120"> </text:span></text:p>
      <text:p text:style-name="P40"><text:span text:style-name="T142"><text:tab/><text:tab/>1.5.1 <text:s text:c="3"/></text:span><text:span text:style-name="Strong_20_Emphasis"><text:span text:style-name="T65">Car owners:</text:span></text:span><text:span text:style-name="Strong_20_Emphasis"><text:span text:style-name="T58"> </text:span></text:span><text:span text:style-name="T49">Find nearby workshops based on specialization, previous work, <text:tab/><text:tab/><text:tab/><text:tab/>or similar repairs.</text:span></text:p>
      <text:p text:style-name="P47"><text:span text:style-name="T142"><text:tab/>1.5.2 <text:s text:c="3"/></text:span><text:span text:style-name="Strong_20_Emphasis"><text:span text:style-name="T59">Businesses: </text:span></text:span><text:span text:style-name="T50">Connect workshops with nearby shops and scrapyards for parts <text:tab/><text:tab/><text:tab/><text:tab/><text:tab/><text:tab/>procurement.</text:span></text:p>
      <text:p text:style-name="P48"><text:span text:style-name="Strong_20_Emphasis"><text:span text:style-name="T50"><text:tab/></text:span></text:span><text:span text:style-name="Strong_20_Emphasis"><text:span text:style-name="T64">1.</text:span></text:span><text:span text:style-name="Strong_20_Emphasis"><text:span text:style-name="T60">5</text:span></text:span><text:span text:style-name="Strong_20_Emphasis"><text:span text:style-name="T61">.</text:span></text:span><text:span text:style-name="Strong_20_Emphasis"><text:span text:style-name="T60">3</text:span></text:span><text:span text:style-name="Strong_20_Emphasis"><text:span text:style-name="T61"> </text:span></text:span><text:span text:style-name="Strong_20_Emphasis"><text:span text:style-name="T59">Web scrap</text:span></text:span><text:span text:style-name="Strong_20_Emphasis"><text:span text:style-name="T60">ping</text:span></text:span><text:span text:style-name="Strong_20_Emphasis"><text:span text:style-name="T59">: </text:span></text:span><text:span text:style-name="T50">Gather data on similar items from external platforms like <text:tab/><text:tab/><text:tab/><text:tab/><text:tab/><text:tab/>Facebook and eBay.</text:span></text:p>
      <text:p text:style-name="P24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9"><text:span text:style-name="T107">1.6 <text:s/></text:span><text:span text:style-name="T102">Data Station:</text:span><text:span text:style-name="T143"> <text:s/></text:span><text:span text:style-name="T47">A central data repository for managing:</text:span></text:p>
      <text:p text:style-name="P50"><text:span text:style-name="Strong_20_Emphasis"><text:span text:style-name="T63"><text:tab/><text:tab/><text:tab/>1.</text:span></text:span><text:span text:style-name="Strong_20_Emphasis"><text:span text:style-name="T51">6.1 </text:span></text:span><text:span text:style-name="Strong_20_Emphasis"><text:span text:style-name="T62">Basic data: </text:span></text:span><text:span text:style-name="T52">Manage business, car, and customer data.</text:span></text:p>
      <text:list xml:id="list469863247" text:style-name="L6">
        <text:list-header>
          <text:p text:style-name="P80"><text:span text:style-name="Strong_20_Emphasis"><text:span text:style-name="T67">1.6.2 </text:span></text:span><text:span text:style-name="Strong_20_Emphasis"><text:span text:style-name="T66">AI data: </text:span></text:span><text:span text:style-name="T21">Gain insights through AI analysis.</text:span></text:p>
          <text:p text:style-name="P80"><text:span text:style-name="Strong_20_Emphasis"><text:span text:style-name="T67">1.6.3 </text:span></text:span><text:span text:style-name="Strong_20_Emphasis"><text:span text:style-name="T66">Statistical data: </text:span></text:span><text:span text:style-name="T21">Analyze market trends and competitor behavior.</text:span></text:p>
          <text:p text:style-name="P80"><text:span text:style-name="Strong_20_Emphasis"><text:span text:style-name="T67">1.6.4 </text:span></text:span><text:span text:style-name="Strong_20_Emphasis"><text:span text:style-name="T66">Web scrap</text:span></text:span><text:span text:style-name="Strong_20_Emphasis"><text:span text:style-name="T68">ped data</text:span></text:span><text:span text:style-name="Strong_20_Emphasis"><text:span text:style-name="T66">: </text:span></text:span><text:span text:style-name="T21">Gather data on similar items from external platforms <text:tab/>like Facebook and eBay.</text:span></text:p>
          <text:p text:style-name="P80"><text:span text:style-name="Strong_20_Emphasis"><text:span text:style-name="T67">1.6.5 </text:span></text:span><text:span text:style-name="Strong_20_Emphasis"><text:span text:style-name="T66">Government access: </text:span></text:span><text:span text:style-name="T21">Provide authorized entities with data access for <text:tab/>regulatory purposes.</text:span></text:p>
        </text:list-header>
      </text:list>
      <text:p text:style-name="P56"/>
      <text:p text:style-name="P17"><text:span text:style-name="T145">1.</text:span><text:span text:style-name="T146">2. </text:span><text:span text:style-name="T147">Audience segments:</text:span></text:p>
      <text:p text:style-name="P51"><text:span text:style-name="T109">1.</text:span><text:span text:style-name="T110">2.</text:span><text:span text:style-name="T111">1. <text:s/></text:span><text:span text:style-name="T103">Owners:</text:span><text:span text:style-name="T150"> </text:span><text:span text:style-name="T54">Car, shop, workshop, and scrapyard owners.</text:span></text:p>
      <text:p text:style-name="P51"><text:span text:style-name="T109">1.</text:span><text:span text:style-name="T110">2.</text:span><text:span text:style-name="T111">2. <text:s/></text:span><text:span text:style-name="T104">Workers:</text:span><text:span text:style-name="T112"> <text:s/></text:span><text:span text:style-name="T55">Mechanics and other workers in shops, workshops, and scrapyards.</text:span><text:span text:style-name="T121"> </text:span></text:p>
      <text:p text:style-name="P51"><text:span text:style-name="T109">1.</text:span><text:span text:style-name="T110">2.</text:span><text:span text:style-name="T112">3</text:span><text:span text:style-name="T111">. <text:s/></text:span><text:span text:style-name="T103">Businesses:</text:span><text:span text:style-name="T111"> </text:span><text:span text:style-name="T56">Shops, workshops, and government entities.</text:span><text:span text:style-name="T122"> </text:span></text:p>
      <text:p text:style-name="P51"><text:span text:style-name="T109">1.</text:span><text:span text:style-name="T110">2.</text:span><text:span text:style-name="T112">4</text:span><text:span text:style-name="T113">. <text:s/></text:span><text:span text:style-name="T105">Others:</text:span><text:span text:style-name="T151"> </text:span><text:span text:style-name="T53">Individuals passionate about cars.</text:span><text:span text:style-name="T126"> </text:span></text:p>
      <text:p text:style-name="P55"><text:span text:style-name="T109">1.</text:span><text:span text:style-name="T110">2.</text:span><text:span text:style-name="T112">5</text:span><text:span text:style-name="T152">. <text:s/></text:span><text:span text:style-name="T159">B2B Solution seekers:</text:span><text:span text:style-name="T151"> </text:span><text:span text:style-name="T53">Businesses looking for solutions to optimize their <text:tab/><text:tab/><text:tab/><text:tab/><text:tab/>operations.</text:span><text:span text:style-name="T126"> </text:span></text:p>
      <text:p text:style-name="P61"/>
      <text:p text:style-name="P20"><text:span text:style-name="T145">1.</text:span><text:span text:style-name="T147">3. </text:span><text:span text:style-name="T144">Not Station-like:</text:span></text:p>
      <text:p text:style-name="P57"><text:span text:style-name="T166">1.</text:span><text:span text:style-name="T94">3.</text:span>1.<text:tab/><text:span text:style-name="T130">Not station-like functionalities:</text:span></text:p>
      <text:p text:style-name="P58"><text:tab/><text:span text:style-name="T162"><text:tab/></text:span><text:span text:style-name="T163">1.</text:span><text:span text:style-name="T164">3.1.1</text:span><text:span text:style-name="T167"> </text:span><text:span text:style-name="T164">Transfer of ownership and vehicle registration</text:span></text:p>
      <text:p text:style-name="P58"><text:span text:style-name="T164"><text:tab/></text:span><text:span text:style-name="T163">1.</text:span><text:span text:style-name="T164">3.1.2 <text:s/>The system won’t handle car-related loans</text:span></text:p>
      <text:p text:style-name="P58"><text:span text:style-name="T164"><text:tab/></text:span><text:span text:style-name="T163">1.</text:span><text:span text:style-name="T165">3.1.3 The system won’t provide car insurance</text:span></text:p>
      <text:p text:style-name="P55"><text:span text:style-name="T156"><text:tab/></text:span><text:span text:style-name="T157">1.</text:span><text:span text:style-name="T156">3.1.4 </text:span><text:span text:style-name="Strong_20_Emphasis"><text:span text:style-name="T23">Social media features beyond the car-centric feed:</text:span></text:span><text:span text:style-name="Strong_20_Emphasis"><text:span text:style-name="T70"> </text:span></text:span><text:span text:style-name="T25">While the Car-Station feed <text:tab/><text:tab/><text:tab/><text:tab/><text:tab/>allows sharing car-related content, features like friend requests, or <text:tab/><text:tab/><text:tab/><text:tab/><text:tab/><text:tab/>non-car-related content wouldn't be part of the system.</text:span></text:p>
      <text:p text:style-name="P55"><text:span text:style-name="T156"><text:tab/></text:span><text:span text:style-name="T157">1.</text:span><text:span text:style-name="T156">3.1.5 </text:span><text:span text:style-name="Strong_20_Emphasis"><text:span text:style-name="T23">Car delivery or repair services:</text:span></text:span><text:span text:style-name="Strong_20_Emphasis"><text:span text:style-name="T70"> </text:span></text:span><text:span text:style-name="T25">The system would connect users with <text:tab/><text:tab/><text:tab/><text:tab/><text:tab/><text:tab/><text:tab/>workshops, but wouldn't offer car delivery, towing, or on-site repair <text:tab/><text:tab/><text:tab/><text:tab/><text:tab/><text:tab/>services.</text:span></text:p>
      <text:p text:style-name="P58"/>
      <text:p text:style-name="P58"><text:span text:style-name="T166">1.</text:span><text:span text:style-name="T94">3.</text:span>2. <text:span text:style-name="T130">Not station-like entities:</text:span></text:p>
      <text:p text:style-name="P55"><text:span text:style-name="T114"><text:tab/></text:span><text:span text:style-name="T157">1</text:span><text:span text:style-name="T115">.</text:span><text:span text:style-name="T153">3.2.1 </text:span><text:span text:style-name="Strong_20_Emphasis"><text:span text:style-name="T26">Non-car-related businesses:</text:span></text:span><text:span text:style-name="Strong_20_Emphasis"><text:span text:style-name="T71"> </text:span></text:span><text:span text:style-name="T27">This system focuses on the car industry. Entities <text:tab/><text:tab/><text:tab/><text:tab/><text:tab/><text:tab/>like restaurants, grocery stores, or other non-car-related businesses <text:tab/><text:tab/><text:tab/><text:tab/><text:tab/><text:tab/>wouldn't be included in the marketplace or other functionalities.</text:span></text:p>
      <text:p text:style-name="P55"><text:span text:style-name="T27"><text:tab/></text:span><text:span text:style-name="T28">1.</text:span><text:span text:style-name="T27">3.2.2 </text:span><text:span text:style-name="Strong_20_Emphasis"><text:span text:style-name="T71">Private individuals selling personal items: </text:span></text:span><text:span text:style-name="T27">While individuals can sell car-<text:tab/><text:tab/><text:tab/><text:tab/><text:tab/><text:tab/>related products in the marketplace, selling non-car-related personal items <text:tab/><text:tab/><text:tab/><text:tab/><text:tab/>wouldn't be supported.</text:span></text:p>
      <text:p text:style-name="P55"><text:span text:style-name="T27"><text:tab/></text:span><text:span text:style-name="T28">1.</text:span><text:span text:style-name="T27">3.2.3 </text:span><text:span text:style-name="Strong_20_Emphasis"><text:span text:style-name="T71">Non-Libyan entities: </text:span></text:span><text:span text:style-name="T27">The system is currently targeted toward users and <text:tab/><text:tab/><text:tab/><text:tab/><text:tab/><text:tab/>businesses in Libya. International users or businesses wouldn't be included <text:tab/><text:tab/><text:tab/><text:tab/><text:tab/>in the initial scope, but would be added in future expansion.</text:span></text:p>
      <text:p text:style-name="P62"/>
      <text:p text:style-name="P62"/>
      <text:p text:style-name="P25"/>
      <text:p text:style-name="P25"/>
      <text:p text:style-name="P25"><text:soft-page-break/></text:p>
      <text:p text:style-name="P58"><text:span text:style-name="T166">1.</text:span><text:span text:style-name="T94">3.</text:span>3. <text:span text:style-name="T130">Not station-like audience:</text:span></text:p>
      <text:p text:style-name="P55"><text:span text:style-name="T114"><text:tab/></text:span><text:span text:style-name="T115">1.</text:span><text:span text:style-name="T156">3.3.1</text:span><text:span text:style-name="T116"> </text:span><text:span text:style-name="Strong_20_Emphasis"><text:span text:style-name="T69">Individuals under 18: </text:span></text:span><text:span text:style-name="T24">The system requires users to be legal adults to register <text:tab/><text:tab/><text:tab/><text:tab/><text:tab/>and utilize its services.</text:span></text:p>
      <text:p text:style-name="P55"><text:span text:style-name="T123"><text:tab/></text:span><text:span text:style-name="T124">1.</text:span><text:span text:style-name="T125">3.3.2 </text:span><text:span text:style-name="Strong_20_Emphasis"><text:span text:style-name="T66">Individuals without an internet connection or compatible device: </text:span></text:span><text:span text:style-name="T21">The <text:tab/><text:tab/><text:tab/><text:tab/><text:tab/><text:tab/>system relies on internet access and mobile devices, so individuals without <text:tab/><text:tab/><text:tab/><text:tab/><text:tab/>these wouldn't be part of the target audience.</text:span></text:p>
      <text:p text:style-name="P55"><text:span text:style-name="T21"><text:tab/></text:span><text:span text:style-name="T29">1.</text:span><text:span text:style-name="T30">3.3.3 </text:span><text:span text:style-name="Strong_20_Emphasis"><text:span text:style-name="T72">Individuals not interested in cars: </text:span></text:span><text:span text:style-name="T30">The system focuses on the car industry, so <text:tab/><text:tab/><text:tab/><text:tab/><text:tab/>individuals with no interest in cars wouldn't be a primary target audience.</text:span></text:p>
      <text:p text:style-name="P63"/>
      <text:p text:style-name="P55"><text:span text:style-name="T123"><text:tab/></text:span></text:p>
      <text:p text:style-name="P64"><text:span text:style-name="T168">1.5 Overview</text:span></text:p>
      <text:list xml:id="list1656188861" text:style-name="L7">
        <text:list-header>
          <text:p text:style-name="P81"><text:span text:style-name="Strong_20_Emphasis"><text:span text:style-name="T32">1.5.1</text:span></text:span><text:span text:style-name="Strong_20_Emphasis"><text:span text:style-name="T73"> </text:span></text:span><text:span text:style-name="Strong_20_Emphasis"><text:span text:style-name="T66">Car Station: </text:span></text:span><text:span text:style-name="T21">A user-centric platform for managing car information, connecting <text:tab/>with other car enthusiasts, and receiving personalized maintenance reminders.</text:span></text:p>
        </text:list-header>
      </text:list>
      <text:list xml:id="list1125481205" text:style-name="L8">
        <text:list-header>
          <text:p text:style-name="P85"><text:span text:style-name="Strong_20_Emphasis"><text:span text:style-name="T32">1.5.2</text:span></text:span><text:span text:style-name="Strong_20_Emphasis"><text:span text:style-name="T73"> </text:span></text:span><text:span text:style-name="Strong_20_Emphasis"><text:span text:style-name="T74">S</text:span></text:span><text:span text:style-name="Strong_20_Emphasis"><text:span text:style-name="T66">hop Station: </text:span></text:span><text:span text:style-name="T21">A point-of-sale (POS) system for shops to manage sales, inventory, <text:tab/>and online presence, boosting their reach and efficiency.</text:span></text:p>
          <text:p text:style-name="P85"><text:span text:style-name="Strong_20_Emphasis"><text:span text:style-name="T32">1.5.3</text:span></text:span><text:span text:style-name="Strong_20_Emphasis"><text:span text:style-name="T73"> </text:span></text:span><text:span text:style-name="Strong_20_Emphasis"><text:span text:style-name="T66">Workshop Station: </text:span></text:span><text:span text:style-name="T21">An integrated ERP and POS system for workshops, enabling <text:tab/>efficient workflow management, improved customer service, and optimized parts <text:tab/>procurement.</text:span></text:p>
          <text:p text:style-name="P85"><text:span text:style-name="Strong_20_Emphasis"><text:span text:style-name="T32">1.5.4</text:span></text:span><text:span text:style-name="Strong_20_Emphasis"><text:span text:style-name="T73"> </text:span></text:span><text:span text:style-name="Strong_20_Emphasis"><text:span text:style-name="T66">Marketplace: </text:span></text:span><text:span text:style-name="T21">A customizable feed showcasing cars, workshops, scrapyards, and <text:tab/>advertisements, facilitating buying and selling of car-related products and <text:tab/>services.</text:span></text:p>
          <text:p text:style-name="P85"><text:span text:style-name="Strong_20_Emphasis"><text:span text:style-name="T32">1.5.5</text:span></text:span><text:span text:style-name="Strong_20_Emphasis"><text:span text:style-name="T73"> </text:span></text:span><text:span text:style-name="Strong_20_Emphasis"><text:span text:style-name="T74">S</text:span></text:span><text:span text:style-name="Strong_20_Emphasis"><text:span text:style-name="T66">ervice Station: </text:span></text:span><text:span text:style-name="T21">The central hub connecting all stations, empowering car owners <text:tab/>to find suitable workshops based on specialization, previous work, or similar <text:tab/>repairs, and enabling workshops to source parts efficiently.</text:span></text:p>
          <text:p text:style-name="P85"><text:span text:style-name="Strong_20_Emphasis"><text:span text:style-name="T32">1.5.6</text:span></text:span><text:span text:style-name="Strong_20_Emphasis"><text:span text:style-name="T73"> </text:span></text:span><text:span text:style-name="Strong_20_Emphasis"><text:span text:style-name="T66">Data Station: </text:span></text:span><text:span text:style-name="T21">A central repository for storing and managing all system data, <text:tab/>providing insights through AI analysis, statistical data, and web scraping to <text:tab/>empower informed decision-makin</text:span><text:span text:style-name="T38">g.</text:span></text:p>
        </text:list-header>
      </text:list>
      <text:h text:style-name="P7" text:outline-level="1"><text:span text:style-name="T169">2.0 </text:span><text:bookmark-start text:name="_Toc506459143"/><text:bookmark-start text:name="_Toc506458777"/>General Description<text:bookmark-end text:name="_Toc506459143"/><text:bookmark-end text:name="_Toc506458777"/></text:h>
      <text:p text:style-name="P72"><text:span text:style-name="T117"><text:tab/></text:span><text:span text:style-name="T127">2.0.1 </text:span><text:span text:style-name="Strong_20_Emphasis"><text:span text:style-name="T66">Market Conditions:</text:span></text:span></text:p>
      <text:p text:style-name="P83"><text:span text:style-name="Strong_20_Emphasis"><text:span text:style-name="T75"><text:tab/><text:tab/></text:span></text:span><text:span text:style-name="Strong_20_Emphasis"><text:span text:style-name="T33">2.0.1.1</text:span></text:span><text:span text:style-name="Strong_20_Emphasis"><text:span text:style-name="T76"> </text:span></text:span><text:span text:style-name="Strong_20_Emphasis"><text:span text:style-name="T75">I</text:span></text:span><text:span text:style-name="Strong_20_Emphasis"><text:span text:style-name="T66">nternet Penetration: </text:span></text:span><text:span text:style-name="T21">Increasing internet access (reaching 70% of the <text:tab/><text:tab/><text:tab/><text:tab/><text:tab/>population in Libya) fosters the adoption of software solutions to meet evolving <text:tab/><text:tab/><text:tab/><text:tab/>needs.</text:span></text:p>
      <text:p text:style-name="P84"><text:span text:style-name="Strong_20_Emphasis"><text:span text:style-name="T75"><text:tab/><text:tab/></text:span></text:span><text:span text:style-name="Strong_20_Emphasis"><text:span text:style-name="T33">2.0.1.2</text:span></text:span><text:span text:style-name="Strong_20_Emphasis"><text:span text:style-name="T76"> </text:span></text:span><text:span text:style-name="Strong_20_Emphasis"><text:span text:style-name="T75">B</text:span></text:span><text:span text:style-name="Strong_20_Emphasis"><text:span text:style-name="T66">usiness Landscape: </text:span></text:span><text:span text:style-name="T21">While many businesses use social media (e.g., Facebook) <text:tab/><text:tab/><text:tab/><text:tab/>and location services (e.g., Google Maps), they often lack the tools to fully <text:tab/><text:tab/><text:tab/><text:tab/>leverage the potential of the internet.</text:span></text:p>
      <text:p text:style-name="P84"><text:span text:style-name="T117"><text:tab/></text:span><text:span text:style-name="T127">2.0.2 </text:span><text:span text:style-name="Strong_20_Emphasis"><text:span text:style-name="T66">Technology Gap:</text:span></text:span></text:p>
      <text:p text:style-name="P83"><text:span text:style-name="Strong_20_Emphasis"><text:span text:style-name="T75"><text:tab/><text:tab/></text:span></text:span><text:span text:style-name="Strong_20_Emphasis"><text:span text:style-name="T33">2.0.2.1</text:span></text:span><text:span text:style-name="Strong_20_Emphasis"><text:span text:style-name="T76"> </text:span></text:span><text:span text:style-name="Strong_20_Emphasis"><text:span text:style-name="T75">U</text:span></text:span><text:span text:style-name="Strong_20_Emphasis"><text:span text:style-name="T66">ninformed Customers: </text:span></text:span><text:span text:style-name="T21">Limited knowledge about technology makes finding <text:tab/><text:tab/><text:tab/><text:tab/>suitable software solutions challenging.</text:span></text:p>
      <text:p text:style-name="P84"><text:span text:style-name="Strong_20_Emphasis"><text:span text:style-name="T76"><text:tab/><text:tab/></text:span></text:span><text:span text:style-name="Strong_20_Emphasis"><text:span text:style-name="T33">2.0.2.2</text:span></text:span><text:span text:style-name="Strong_20_Emphasis"><text:span text:style-name="T76"> </text:span></text:span><text:span text:style-name="Strong_20_Emphasis"><text:span text:style-name="T75">I</text:span></text:span><text:span text:style-name="Strong_20_Emphasis"><text:span text:style-name="T66">T Professional Opportunity: </text:span></text:span><text:span text:style-name="T21">This lack of awareness creates a market gap for <text:tab/><text:tab/><text:tab/><text:tab/>readily accessible and affordable software solutions, with the car industry being a <text:tab/><text:tab/><text:tab/>prime example.</text:span></text:p>
      <text:p text:style-name="P84"><text:soft-page-break/><text:span text:style-name="Strong_20_Emphasis"><text:span text:style-name="T21"><text:tab/></text:span></text:span><text:span text:style-name="Strong_20_Emphasis"><text:span text:style-name="T39">2.0.3</text:span></text:span><text:span text:style-name="Strong_20_Emphasis"><text:span text:style-name="T76"> </text:span></text:span><text:span text:style-name="Strong_20_Emphasis"><text:span text:style-name="T66">Market Needs:</text:span></text:span></text:p>
      <text:p text:style-name="P83"><text:span text:style-name="Strong_20_Emphasis"><text:span text:style-name="T75"><text:tab/><text:tab/></text:span></text:span><text:span text:style-name="Strong_20_Emphasis"><text:span text:style-name="T33">2.0.3.1</text:span></text:span><text:span text:style-name="Strong_20_Emphasis"><text:span text:style-name="T76"> </text:span></text:span><text:span text:style-name="Strong_20_Emphasis"><text:span text:style-name="T75">W</text:span></text:span><text:span text:style-name="Strong_20_Emphasis"><text:span text:style-name="T66">orkshop Management: </text:span></text:span><text:span text:style-name="T21">Existing solutions lack functionality for managing <text:tab/><text:tab/><text:tab/><text:tab/>customer car repairs, hindering efficient workflow and customer service.</text:span></text:p>
      <text:p text:style-name="P83"><text:span text:style-name="Strong_20_Emphasis"><text:span text:style-name="T66"><text:tab/><text:tab/></text:span></text:span><text:span text:style-name="Strong_20_Emphasis"><text:span text:style-name="T33">2.0.3.2</text:span></text:span><text:span text:style-name="Strong_20_Emphasis"><text:span text:style-name="T76"> </text:span></text:span><text:span text:style-name="Strong_20_Emphasis"><text:span text:style-name="T66">Shop Management: </text:span></text:span><text:span text:style-name="T21">Current practices, such as relying on social media for sales <text:tab/><text:tab/><text:tab/><text:tab/>and marketing, are not sustainable for long-term growth.</text:span></text:p>
      <text:p text:style-name="P86"><text:span text:style-name="T169">2.0.4 </text:span>Manual processes and limited technology usage create several challenges:</text:p>
      <text:p text:style-name="P83"><text:span text:style-name="Strong_20_Emphasis"><text:span text:style-name="T66"><text:tab/><text:tab/></text:span></text:span><text:span text:style-name="Strong_20_Emphasis"><text:span text:style-name="T33">2.0.4.1</text:span></text:span><text:span text:style-name="Strong_20_Emphasis"><text:span text:style-name="T76"> </text:span></text:span><text:span text:style-name="Strong_20_Emphasis"><text:span text:style-name="T31">Inefficient workshop operations Limited sales and marketing reach for shops <text:tab/><text:tab/><text:tab/><text:tab/></text:span></text:span><text:span text:style-name="Strong_20_Emphasis"><text:span text:style-name="T32">have both lead to </text:span></text:span><text:span text:style-name="Strong_20_Emphasis"><text:span text:style-name="T34">intangible</text:span></text:span><text:span text:style-name="Strong_20_Emphasis"><text:span text:style-name="T32"> losses in sales and customer base</text:span></text:span></text:p>
      <text:p text:style-name="P84"><text:span text:style-name="Strong_20_Emphasis"><text:span text:style-name="T31"><text:tab/><text:tab/></text:span></text:span><text:span text:style-name="Strong_20_Emphasis"><text:span text:style-name="T33">2.0.4.2 </text:span></text:span><text:span text:style-name="Strong_20_Emphasis"><text:span text:style-name="T31">Difficulty in managing financial records </text:span></text:span><text:span text:style-name="Strong_20_Emphasis"><text:span text:style-name="T32">leading to </text:span></text:span></text:p>
      <text:p text:style-name="P84"><text:span text:style-name="Strong_20_Emphasis"><text:span text:style-name="T31"><text:tab/><text:tab/></text:span></text:span><text:span text:style-name="Strong_20_Emphasis"><text:span text:style-name="T33">2.0.4.2 </text:span></text:span><text:span text:style-name="Strong_20_Emphasis"><text:span text:style-name="T31">Lack of transparency and traceability in repair processes</text:span></text:span></text:p>
      <text:p text:style-name="P84"><text:span text:style-name="Strong_20_Emphasis"><text:span text:style-name="T31"/></text:span></text:p>
      <text:p text:style-name="P83"><text:span text:style-name="Strong_20_Emphasis"><text:span text:style-name="T16">Proposed Solution: </text:span></text:span><text:span text:style-name="Strong_20_Emphasis"><text:span text:style-name="T17">Rabbeshly Station :)</text:span></text:span></text:p>
      <text:list xml:id="list3341589171" text:style-name="L9">
        <text:list-item>
          <text:p text:style-name="P92"><text:span text:style-name="T77">Combines point-of-sale functionality</text:span><text:span text:style-name="T21"> </text:span><text:span text:style-name="T86">with</text:span><text:span text:style-name="T21"> </text:span><text:span text:style-name="T77">supply chain management features</text:span><text:span text:style-name="T21">.</text:span></text:p>
        </text:list-item>
        <text:list-item>
          <text:p text:style-name="P82"><text:span text:style-name="Strong_20_Emphasis"><text:span text:style-name="T66">Streamlined workflows: </text:span></text:span><text:span text:style-name="T21">Simplifies workshop operations and customer interactions.</text:span></text:p>
        </text:list-item>
        <text:list-item>
          <text:p text:style-name="P82"><text:span text:style-name="Strong_20_Emphasis"><text:span text:style-name="T66">Enhanced sales and marketing: </text:span></text:span><text:span text:style-name="T21">Offers online presence and customer engagement tools.</text:span></text:p>
        </text:list-item>
        <text:list-item>
          <text:p text:style-name="P82"><text:span text:style-name="Strong_20_Emphasis"><text:span text:style-name="T66">Improved data management: </text:span></text:span><text:span text:style-name="T21">Facilitates efficient record-keeping and financial management.</text:span></text:p>
        </text:list-item>
      </text:list>
      <text:h text:style-name="P8" text:outline-level="2"><text:span text:style-name="T169">2.1 </text:span><text:bookmark-start text:name="_Toc506459144"/><text:bookmark-start text:name="_Toc506458778"/>Product Perspective<text:bookmark-end text:name="_Toc506459144"/><text:bookmark-end text:name="_Toc506458778"/></text:h>
      <text:p text:style-name="P90"><text:span text:style-name="T170">Many</text:span> established companies offer functionalities similar to different aspects of <text:span text:style-name="T170">my</text:span> proposed system, although none provide a fully encompassing solution <text:span text:style-name="T170">like Rabbeshly Station</text:span>. Here are <text:span text:style-name="T170">what we manage to note</text:span>:</text:p>
      <text:p text:style-name="P83"><text:span text:style-name="Strong_20_Emphasis"><text:span text:style-name="T66"><text:tab/></text:span></text:span><text:span text:style-name="Strong_20_Emphasis"><text:span text:style-name="T76">2.1.1 </text:span></text:span><text:span text:style-name="Strong_20_Emphasis"><text:span text:style-name="T66">Garage Management Systems (GMS): </text:span></text:span><text:span text:style-name="T21">These systems like </text:span><text:span text:style-name="Strong_20_Emphasis"><text:span text:style-name="T66">AutoLeap </text:span></text:span><text:span text:style-name="T21">and </text:span><text:span text:style-name="Strong_20_Emphasis"><text:span text:style-name="T66">Shop <text:tab/><text:tab/><text:tab/><text:tab/>Boss </text:span></text:span><text:span text:style-name="T21">primarily focus on workshop management, providing features like appointment <text:tab/><text:tab/><text:tab/>scheduling, job tracking, inventory control, and invoicing.</text:span></text:p>
      <text:p text:style-name="P84"><text:span text:style-name="Strong_20_Emphasis"><text:span text:style-name="T66"><text:tab/></text:span></text:span><text:span text:style-name="Strong_20_Emphasis"><text:span text:style-name="T76">2.1.2 </text:span></text:span><text:span text:style-name="Strong_20_Emphasis"><text:span text:style-name="T66">E-commerce Marketplaces: </text:span></text:span><text:span text:style-name="T21">Platforms like </text:span><text:span text:style-name="Strong_20_Emphasis"><text:span text:style-name="T66">eBay Motors, Autotrader </text:span></text:span><text:span text:style-name="Strong_20_Emphasis"><text:span text:style-name="T35">and </text:span></text:span><text:span text:style-name="Strong_20_Emphasis"><text:span text:style-name="T78">Copart <text:tab/><text:tab/><text:tab/></text:span></text:span><text:span text:style-name="T21">facilitate buying and selling cars, parts, </text:span><text:span text:style-name="T40">may in the future expand to the Libyan market</text:span><text:span text:style-name="T21">, <text:tab/><text:tab/><text:tab/>However, they lack functionalities like workshop integration or repair history <text:tab/><text:tab/><text:tab/><text:tab/>tracking.</text:span></text:p>
      <text:p text:style-name="P84"><text:span text:style-name="Strong_20_Emphasis"><text:span text:style-name="T66"><text:tab/></text:span></text:span><text:span text:style-name="Strong_20_Emphasis"><text:span text:style-name="T76">2.1.3 </text:span></text:span><text:span text:style-name="Strong_20_Emphasis"><text:span text:style-name="T66">Social media platforms: </text:span></text:span><text:span text:style-name="T21">Platforms like </text:span><text:span text:style-name="Strong_20_Emphasis"><text:span text:style-name="T66">Facebook Marketplace </text:span></text:span><text:span text:style-name="T21">can be used for buying <text:tab/><text:tab/><text:tab/>and selling car-related items, but lack features specific to the car industry.</text:span></text:p>
      <text:p text:style-name="P84"><text:span text:style-name="Strong_20_Emphasis"><text:span text:style-name="T66"><text:tab/></text:span></text:span><text:span text:style-name="Strong_20_Emphasis"><text:span text:style-name="T76">2.1.4 </text:span></text:span><text:span text:style-name="Strong_20_Emphasis"><text:span text:style-name="T66">Enterprise Resource Planning (ERP) Systems </text:span></text:span><text:span text:style-name="T21">Solutions like </text:span><text:span text:style-name="Strong_20_Emphasis"><text:span text:style-name="T66">SAP </text:span></text:span><text:span text:style-name="T21">and </text:span><text:span text:style-name="Strong_20_Emphasis"><text:span text:style-name="T66">Oracle </text:span></text:span><text:span text:style-name="T21">offer <text:tab/><text:tab/><text:tab/>broader functionalities for managing various aspects of a business, but are typically <text:tab/><text:tab/><text:tab/>complex and expensive, making them less suitable for smaller businesses in the car <text:tab/><text:tab/><text:tab/>industry.</text:span></text:p>
      <text:p text:style-name="P91">A perspective many forget to take in consideration is future projects or under-development projects with similar functionalities.</text:p>
      <text:p text:style-name="P95"><text:span text:style-name="Strong_20_Emphasis"><text:span text:style-name="T66"><text:tab/></text:span></text:span><text:span text:style-name="Strong_20_Emphasis"><text:span text:style-name="T76">2.1.5 </text:span></text:span><text:span text:style-name="Strong_20_Emphasis"><text:span text:style-name="T66">Emerging startups: </text:span></text:span><text:span text:style-name="T21">Given the growing internet penetration, Libyan entrepreneurs might <text:tab/><text:tab/><text:tab/>be developing similar solutions focusing on the Libyan market.</text:span></text:p>
      <text:p text:style-name="P84"><text:span text:style-name="Strong_20_Emphasis"><text:span text:style-name="T66"><text:tab/></text:span></text:span><text:span text:style-name="Strong_20_Emphasis"><text:span text:style-name="T76">2.1.6 </text:span></text:span><text:span text:style-name="Strong_20_Emphasis"><text:span text:style-name="T66">Custom-developed software: </text:span></text:span><text:span text:style-name="T21">Some shops or workshops </text:span><text:span text:style-name="T41">at car dealerships</text:span><text:span text:style-name="T21"> might have </text:span><text:span text:style-name="T39"><text:tab/><text:tab/><text:tab/></text:span><text:span text:style-name="T21">opted for custom software solutions tailored to their specific needs </text:span><text:span text:style-name="T40">made by another <text:tab/><text:tab/><text:tab/>company</text:span><text:span text:style-name="T21">.</text:span></text:p>
      <text:h text:style-name="P8" text:outline-level="2"><text:soft-page-break/><text:span text:style-name="T171">2.2 </text:span><text:bookmark-start text:name="_Toc506459145"/><text:bookmark-start text:name="_Toc506458779"/>Product Functions<text:bookmark-end text:name="_Toc506459145"/><text:bookmark-end text:name="_Toc506458779"/></text:h>
      <text:p text:style-name="P98"><text:span text:style-name="Strong_20_Emphasis"><text:span text:style-name="T66"><text:tab/></text:span></text:span><text:span text:style-name="Strong_20_Emphasis"><text:span text:style-name="T18">2.2.1 </text:span></text:span><text:span text:style-name="Strong_20_Emphasis"><text:span text:style-name="T16">Car Station:</text:span></text:span></text:p>
      <text:p text:style-name="P83"><text:span text:style-name="Strong_20_Emphasis"><text:span text:style-name="T66"><text:tab/><text:tab/></text:span></text:span><text:span text:style-name="Strong_20_Emphasis"><text:span text:style-name="T79">2.2.1.1 </text:span></text:span><text:span text:style-name="Strong_20_Emphasis"><text:span text:style-name="T66">Car Profile: </text:span></text:span><text:span text:style-name="T21">Users can store car information, access personalized maintenance <text:tab/><text:tab/><text:tab/><text:tab/><text:tab/>reminders, and connect with other car enthusiasts.</text:span></text:p>
      <text:p text:style-name="P84"><text:span text:style-name="Strong_20_Emphasis"><text:span text:style-name="T66"><text:tab/><text:tab/></text:span></text:span><text:span text:style-name="Strong_20_Emphasis"><text:span text:style-name="T79">2.2.1.2 </text:span></text:span><text:span text:style-name="Strong_20_Emphasis"><text:span text:style-name="T66">Suggestions &amp; Tips: </text:span></text:span><text:span text:style-name="T21">The system provides AI-powered suggestions and tips to <text:tab/><text:tab/><text:tab/><text:tab/><text:tab/>help users maintain and preserve the value of their cars.</text:span></text:p>
      <text:p text:style-name="P84"><text:span text:style-name="Strong_20_Emphasis"><text:span text:style-name="T66"><text:tab/><text:tab/></text:span></text:span><text:span text:style-name="Strong_20_Emphasis"><text:span text:style-name="T79">2.2.1.3 </text:span></text:span><text:span text:style-name="Strong_20_Emphasis"><text:span text:style-name="T66">Car-Station Feed: </text:span></text:span><text:span text:style-name="T21">Users can share news, pictures, and discussions about their <text:tab/><text:tab/><text:tab/><text:tab/><text:tab/>cars within a car-centric social media platform.</text:span></text:p>
      <text:p text:style-name="P83"><text:span text:style-name="Strong_20_Emphasis"><text:span text:style-name="T66"><text:tab/></text:span></text:span><text:span text:style-name="Strong_20_Emphasis"><text:span text:style-name="T18">2.2.2 </text:span></text:span><text:span text:style-name="Strong_20_Emphasis"><text:span text:style-name="T16">Shop Station:</text:span></text:span></text:p>
      <text:p text:style-name="P83"><text:span text:style-name="Strong_20_Emphasis"><text:span text:style-name="T66"><text:tab/><text:tab/></text:span></text:span><text:span text:style-name="Strong_20_Emphasis"><text:span text:style-name="T79">2.2.2.1 </text:span></text:span><text:span text:style-name="Strong_20_Emphasis"><text:span text:style-name="T66">Shop Profile: </text:span></text:span><text:span text:style-name="T21">Businesses can create online profiles to showcase their services, <text:tab/><text:tab/><text:tab/><text:tab/><text:tab/>reach new customers, and boost their online presence.</text:span></text:p>
      <text:p text:style-name="P84"><text:span text:style-name="Strong_20_Emphasis"><text:span text:style-name="T66"><text:tab/><text:tab/></text:span></text:span><text:span text:style-name="Strong_20_Emphasis"><text:span text:style-name="T79">2.2.2.2 </text:span></text:span><text:span text:style-name="Strong_20_Emphasis"><text:span text:style-name="T66">AI-Driven Assistant: </text:span></text:span><text:span text:style-name="T21">An AI assistant provides sales, purchasing, and inventory <text:tab/><text:tab/><text:tab/><text:tab/><text:tab/>management insights to optimize business operations.</text:span></text:p>
      <text:p text:style-name="P84"><text:span text:style-name="Strong_20_Emphasis"><text:span text:style-name="T66"><text:tab/></text:span></text:span></text:p>
      <text:p text:style-name="P84"><text:span text:style-name="Strong_20_Emphasis"><text:span text:style-name="T66"><text:tab/><text:tab/></text:span></text:span><text:span text:style-name="Strong_20_Emphasis"><text:span text:style-name="T79">2.2.2.3 </text:span></text:span><text:span text:style-name="Strong_20_Emphasis"><text:span text:style-name="T66">Online/On-Site POS &amp; Management Tools: </text:span></text:span><text:span text:style-name="T21">Users can access point-of-sale <text:tab/><text:tab/><text:tab/><text:tab/><text:tab/>functionalities, manage sales data, employee accounts, inventory, and <text:tab/><text:tab/><text:tab/><text:tab/><text:tab/>track sales performance.</text:span></text:p>
      <text:p text:style-name="P83"><text:span text:style-name="Strong_20_Emphasis"><text:span text:style-name="T16"><text:tab/></text:span></text:span><text:span text:style-name="Strong_20_Emphasis"><text:span text:style-name="T18">2.2.3 </text:span></text:span><text:span text:style-name="Strong_20_Emphasis"><text:span text:style-name="T16">Workshop Station:</text:span></text:span></text:p>
      <text:p text:style-name="P83"><text:span text:style-name="Strong_20_Emphasis"><text:span text:style-name="T66"><text:tab/><text:tab/></text:span></text:span><text:span text:style-name="Strong_20_Emphasis"><text:span text:style-name="T33">2.2.3.1</text:span></text:span><text:span text:style-name="Strong_20_Emphasis"><text:span text:style-name="T76"> </text:span></text:span><text:span text:style-name="Strong_20_Emphasis"><text:span text:style-name="T66">Workshop Profile: </text:span></text:span><text:span text:style-name="T21">Workshops can create online profiles to showcase their <text:tab/><text:tab/><text:tab/><text:tab/><text:tab/>expertise, work history, and attract new customers.</text:span></text:p>
      <text:p text:style-name="P84"><text:span text:style-name="Strong_20_Emphasis"><text:span text:style-name="T66"><text:tab/><text:tab/></text:span></text:span><text:span text:style-name="Strong_20_Emphasis"><text:span text:style-name="T33">2.2.3.2</text:span></text:span><text:span text:style-name="Strong_20_Emphasis"><text:span text:style-name="T76"> </text:span></text:span><text:span text:style-name="Strong_20_Emphasis"><text:span text:style-name="T66">AI-Driven Assistant: </text:span></text:span><text:span text:style-name="T21">An AI assistant supports decision-making regarding parts <text:tab/><text:tab/><text:tab/><text:tab/><text:tab/>pre-ordering, identifying suitable repair opportunities, and improving <text:tab/><text:tab/><text:tab/><text:tab/><text:tab/>overall profitability.</text:span></text:p>
      <text:p text:style-name="P84"><text:span text:style-name="Strong_20_Emphasis"><text:span text:style-name="T66"><text:tab/><text:tab/></text:span></text:span><text:span text:style-name="Strong_20_Emphasis"><text:span text:style-name="T33">2.2.3.3 </text:span></text:span><text:span text:style-name="Strong_20_Emphasis"><text:span text:style-name="T66">Online/On-Site POS &amp; Management Tools: </text:span></text:span><text:span text:style-name="T21">Streamline workshop operations <text:tab/><text:tab/><text:tab/><text:tab/><text:tab/>by managing repairs, providing customer estimates, tracking employee <text:tab/><text:tab/><text:tab/><text:tab/><text:tab/>performance, and managing other relevant data.</text:span></text:p>
      <text:p text:style-name="P83"><text:span text:style-name="Strong_20_Emphasis"><text:span text:style-name="T16"><text:tab/></text:span></text:span><text:span text:style-name="Strong_20_Emphasis"><text:span text:style-name="T17">2.2.4 </text:span></text:span><text:span text:style-name="Strong_20_Emphasis"><text:span text:style-name="T16">Marketplace:</text:span></text:span></text:p>
      <text:p text:style-name="P83"><text:span text:style-name="Strong_20_Emphasis"><text:span text:style-name="T66"><text:tab/><text:tab/></text:span></text:span><text:span text:style-name="Strong_20_Emphasis"><text:span text:style-name="T33">2.2.4.1</text:span></text:span><text:span text:style-name="Strong_20_Emphasis"><text:span text:style-name="T76"> </text:span></text:span><text:span text:style-name="Strong_20_Emphasis"><text:span text:style-name="T66">Marketplace Feed: </text:span></text:span><text:span text:style-name="T21">Users can browse a customizable feed showcasing cars, <text:tab/><text:tab/><text:tab/><text:tab/><text:tab/>workshops, scrapyards, and advertisements, facilitating buying and <text:tab/><text:tab/><text:tab/><text:tab/><text:tab/>selling of car-related products and services.</text:span></text:p>
      <text:p text:style-name="P84"><text:span text:style-name="Strong_20_Emphasis"><text:span text:style-name="T66"><text:tab/><text:tab/></text:span></text:span><text:span text:style-name="Strong_20_Emphasis"><text:span text:style-name="T33">2.2.4.2</text:span></text:span><text:span text:style-name="Strong_20_Emphasis"><text:span text:style-name="T76"> </text:span></text:span><text:span text:style-name="Strong_20_Emphasis"><text:span text:style-name="T66">Online Payments: </text:span></text:span><text:span text:style-name="T21">The system can facilitate secure online payments for <text:tab/><text:tab/><text:tab/><text:tab/><text:tab/><text:tab/>transactions within the marketplace (optional, depending on <text:tab/><text:tab/><text:tab/><text:tab/><text:tab/><text:tab/>implementation).</text:span></text:p>
      <text:p text:style-name="P83"><text:span text:style-name="Strong_20_Emphasis"><text:span text:style-name="T16"><text:tab/></text:span></text:span><text:span text:style-name="Strong_20_Emphasis"><text:span text:style-name="T17">2.2.5 </text:span></text:span><text:span text:style-name="Strong_20_Emphasis"><text:span text:style-name="T16">Service Station:</text:span></text:span></text:p>
      <text:p text:style-name="P83"><text:span text:style-name="Strong_20_Emphasis"><text:span text:style-name="T66"><text:tab/><text:tab/></text:span></text:span><text:span text:style-name="Strong_20_Emphasis"><text:span text:style-name="T33">2.2.5.1</text:span></text:span><text:span text:style-name="Strong_20_Emphasis"><text:span text:style-name="T76"> </text:span></text:span><text:span text:style-name="Strong_20_Emphasis"><text:span text:style-name="T66">Service Station Platform Connectivity: </text:span></text:span><text:span text:style-name="T21">Connects all system components, <text:tab/><text:tab/><text:tab/><text:tab/><text:tab/>allowing car owners to find suitable workshops based on various criteria <text:tab/><text:tab/><text:tab/><text:tab/><text:tab/>and facilitating parts procurement for workshops from nearby shops or <text:tab/><text:tab/><text:tab/><text:tab/><text:tab/>scrapyards.</text:span></text:p>
      <text:p text:style-name="P83"><text:span text:style-name="Strong_20_Emphasis"><text:span text:style-name="T16"><text:tab/></text:span></text:span><text:span text:style-name="Strong_20_Emphasis"><text:span text:style-name="T17">2.2.6 </text:span></text:span><text:span text:style-name="Strong_20_Emphasis"><text:span text:style-name="T16">Data Station:</text:span></text:span></text:p>
      <text:p text:style-name="P83"><text:span text:style-name="Strong_20_Emphasis"><text:span text:style-name="T66"><text:tab/><text:tab/></text:span></text:span><text:span text:style-name="Strong_20_Emphasis"><text:span text:style-name="T33">2.2.6.1 </text:span></text:span><text:span text:style-name="Strong_20_Emphasis"><text:span text:style-name="T66">Data Station Platform Connectivity: </text:span></text:span><text:span text:style-name="T21">Provides centralized data storage and <text:tab/><text:tab/><text:tab/><text:tab/><text:tab/>management for all system functionalities.</text:span></text:p>
      <text:h text:style-name="P8" text:outline-level="2"><text:bookmark-start text:name="_Toc506459146"/><text:bookmark-start text:name="_Toc506458780"/><text:soft-page-break/>User Characteristics<text:bookmark-end text:name="_Toc506459146"/><text:bookmark-end text:name="_Toc506458780"/></text:h>
      <text:p text:style-name="P59"><text:span text:style-name="T148">2.</text:span><text:span text:style-name="T147">1.<text:tab/></text:span><text:span text:style-name="T140">Owners:</text:span></text:p>
      <text:p text:style-name="P65"><text:span text:style-name="T150"><text:tab/><text:tab/><text:tab/></text:span><text:span text:style-name="T154">2.</text:span><text:span text:style-name="T150">1.1 </text:span><text:span text:style-name="T160">Car Owners:</text:span><text:span text:style-name="T150"> Any entity, person or shop that owns a car.</text:span></text:p>
      <text:p text:style-name="P65"><text:span text:style-name="T150"><text:tab/><text:tab/><text:tab/></text:span><text:span text:style-name="T154">2.</text:span><text:span text:style-name="T150">1.2 </text:span><text:span text:style-name="T160">Shop Owners:</text:span><text:span text:style-name="T150"> Product selling owners, car parts or cars alike.</text:span></text:p>
      <text:p text:style-name="P65"><text:span text:style-name="T150"><text:tab/><text:tab/><text:tab/></text:span><text:span text:style-name="T154">2.</text:span><text:span text:style-name="T150">1.3 </text:span><text:span text:style-name="T160">Workshop Owners:</text:span><text:span text:style-name="T150"> Independent technicians or businesses.</text:span></text:p>
      <text:p text:style-name="P65"><text:span text:style-name="T150"><text:tab/><text:tab/><text:tab/></text:span><text:span text:style-name="T154">2.</text:span><text:span text:style-name="T150">1.4 </text:span><text:span text:style-name="T160">Scrapyard Owners:</text:span><text:span text:style-name="T150"> Person who operates or assists at operating the scrap yard.</text:span></text:p>
      <text:p text:style-name="P60"><text:span text:style-name="T148">2.</text:span><text:span text:style-name="T147">2. </text:span><text:span text:style-name="T139">Workers:</text:span></text:p>
      <text:p text:style-name="P66"><text:span text:style-name="T108"><text:tab/> <text:s/></text:span><text:span text:style-name="T154">2.</text:span><text:span text:style-name="T149">2.1</text:span><text:span text:style-name="T155"> </text:span><text:span text:style-name="T161">Mechanics:</text:span><text:span text:style-name="T155"> Independent professionals whom are willing to be identified as a <text:tab/><text:tab/><text:tab/><text:tab/><text:tab/><text:tab/> <text:s text:c="18"/>portable workshop.</text:span></text:p>
      <text:p text:style-name="P66"><text:span text:style-name="T155"><text:tab/> <text:s text:c="2"/></text:span><text:span text:style-name="T158">2.</text:span><text:span text:style-name="T155">2.2 </text:span><text:span text:style-name="T161">Workshop Mechanics:</text:span><text:span text:style-name="T155"> Professionals who work for a workshop owner and at a <text:tab/><text:tab/><text:tab/><text:tab/><text:tab/><text:tab/> <text:s text:c="6"/>designated location.</text:span></text:p>
      <text:p text:style-name="P67"><text:span text:style-name="T158">2.</text:span><text:span text:style-name="T155">2.3 </text:span><text:span text:style-name="T161">Scrapyards Mechanics/Workers:</text:span><text:span text:style-name="T155"> Individuals who run or work at scrapyards.</text:span></text:p>
      <text:p text:style-name="P96"><text:span text:style-name="Strong_20_Emphasis"><text:span text:style-name="T19">2.3 </text:span></text:span><text:span text:style-name="Strong_20_Emphasis"><text:span text:style-name="T14">Businesses:</text:span></text:span></text:p>
      <text:p text:style-name="P83"><text:span text:style-name="Strong_20_Emphasis"><text:span text:style-name="T66"><text:tab/><text:tab/> <text:s text:c="5"/></text:span></text:span><text:span text:style-name="Strong_20_Emphasis"><text:span text:style-name="T36">2.3.1</text:span></text:span><text:span text:style-name="Strong_20_Emphasis"><text:span text:style-name="T80"> </text:span></text:span><text:span text:style-name="Strong_20_Emphasis"><text:span text:style-name="T66">Auto Parts Stores: </text:span></text:span><text:span text:style-name="T21">Businesses specializing in selling new and used car parts <text:tab/><text:tab/><text:tab/><text:tab/>and accessories.</text:span></text:p>
      <text:p text:style-name="P83"><text:span text:style-name="Strong_20_Emphasis"><text:span text:style-name="T66"><text:tab/><text:tab/> <text:s text:c="4"/></text:span></text:span><text:span text:style-name="Strong_20_Emphasis"><text:span text:style-name="T31"><text:s/></text:span></text:span><text:span text:style-name="Strong_20_Emphasis"><text:span text:style-name="T36">2.3.2</text:span></text:span><text:span text:style-name="Strong_20_Emphasis"><text:span text:style-name="T80"> </text:span></text:span><text:span text:style-name="Strong_20_Emphasis"><text:span text:style-name="T66">Car Dealerships: </text:span></text:span><text:span text:style-name="T21">Businesses selling new and used cars.</text:span></text:p>
      <text:p text:style-name="P84"><text:span text:style-name="Strong_20_Emphasis"><text:span text:style-name="T66"><text:tab/><text:tab/> <text:s text:c="4"/></text:span></text:span><text:span text:style-name="Strong_20_Emphasis"><text:span text:style-name="T31"><text:s/></text:span></text:span><text:span text:style-name="Strong_20_Emphasis"><text:span text:style-name="T36">2.3.3</text:span></text:span><text:span text:style-name="Strong_20_Emphasis"><text:span text:style-name="T80"> </text:span></text:span><text:span text:style-name="Strong_20_Emphasis"><text:span text:style-name="T66">Government Agencies: </text:span></text:span><text:span text:style-name="T21">Entities responsible for regulating and overseeing the <text:tab/><text:tab/><text:tab/><text:tab/>car industry, such as transportation departments or environmental agencies.</text:span></text:p>
      <text:p text:style-name="P93"><text:span text:style-name="Strong_20_Emphasis"><text:span text:style-name="T16">2.4 </text:span></text:span><text:span text:style-name="Strong_20_Emphasis"><text:span text:style-name="T15">Car Enthusiasts:</text:span></text:span></text:p>
      <text:p text:style-name="P83"><text:span text:style-name="Strong_20_Emphasis"><text:span text:style-name="T66"><text:tab/><text:tab/> <text:s text:c="5"/></text:span></text:span><text:span text:style-name="Strong_20_Emphasis"><text:span text:style-name="T36">2.4.1</text:span></text:span><text:span text:style-name="Strong_20_Emphasis"><text:span text:style-name="T80"> </text:span></text:span><text:span text:style-name="Strong_20_Emphasis"><text:span text:style-name="T57">Car Enthusiasts:</text:span></text:span><text:span text:style-name="Strong_20_Emphasis"><text:span text:style-name="T66"> </text:span></text:span><text:span text:style-name="T21">Individuals with a strong passion for cars, including:</text:span></text:p>
      <text:p text:style-name="P83"><text:span text:style-name="Strong_20_Emphasis"><text:span text:style-name="T66"><text:tab/><text:tab/> <text:s text:c="5"/></text:span></text:span><text:span text:style-name="Strong_20_Emphasis"><text:span text:style-name="T36">2.4.2</text:span></text:span><text:span text:style-name="Strong_20_Emphasis"><text:span text:style-name="T80"> </text:span></text:span><text:span text:style-name="Strong_20_Emphasis"><text:span text:style-name="T66">Modders: </text:span></text:span><text:span text:style-name="T21">Individuals modifying and customizing car appearance and <text:tab/><text:tab/><text:tab/><text:tab/><text:tab/><text:tab/>performance.</text:span></text:p>
      <text:p text:style-name="P84"><text:span text:style-name="Strong_20_Emphasis"><text:span text:style-name="T66"><text:tab/><text:tab/> <text:s text:c="3"/></text:span></text:span><text:span text:style-name="Strong_20_Emphasis"><text:span text:style-name="T31"><text:s/></text:span></text:span><text:span text:style-name="Strong_20_Emphasis"><text:span text:style-name="T36">2.4.3</text:span></text:span><text:span text:style-name="Strong_20_Emphasis"><text:span text:style-name="T80"> </text:span></text:span><text:span text:style-name="Strong_20_Emphasis"><text:span text:style-name="T66">Painters: </text:span></text:span><text:span text:style-name="T21">Professionals specializing in car painting and detailing.</text:span></text:p>
      <text:p text:style-name="P84"><text:span text:style-name="Strong_20_Emphasis"><text:span text:style-name="T66"><text:tab/><text:tab/> <text:s text:c="4"/></text:span></text:span><text:span text:style-name="Strong_20_Emphasis"><text:span text:style-name="T36">2.4.4</text:span></text:span><text:span text:style-name="Strong_20_Emphasis"><text:span text:style-name="T80"> </text:span></text:span><text:span text:style-name="Strong_20_Emphasis"><text:span text:style-name="T66">Importers: </text:span></text:span><text:span text:style-name="T21">Businesses importing specialized car parts, modded cars, or unique <text:tab/><text:tab/><text:tab/><text:tab/>car models.</text:span></text:p>
      <text:p text:style-name="P84"><text:span text:style-name="Strong_20_Emphasis"><text:span text:style-name="T66"><text:tab/><text:tab/> <text:s text:c="4"/></text:span></text:span><text:span text:style-name="Strong_20_Emphasis"><text:span text:style-name="T36">2.4.5</text:span></text:span><text:span text:style-name="Strong_20_Emphasis"><text:span text:style-name="T80"> </text:span></text:span><text:span text:style-name="Strong_20_Emphasis"><text:span text:style-name="T66">Influencers: </text:span></text:span><text:span text:style-name="T21">Social media personalities sharing car-related content and <text:tab/><text:tab/><text:tab/><text:tab/><text:tab/><text:tab/>experiences.</text:span></text:p>
      <text:p text:style-name="P84"><text:span text:style-name="Strong_20_Emphasis"><text:span text:style-name="T66"><text:tab/><text:tab/></text:span></text:span><text:span text:style-name="Strong_20_Emphasis"><text:span text:style-name="T80"> <text:s text:c="4"/></text:span></text:span><text:span text:style-name="Strong_20_Emphasis"><text:span text:style-name="T36">2.4.6</text:span></text:span><text:span text:style-name="Strong_20_Emphasis"><text:span text:style-name="T80"> </text:span></text:span><text:span text:style-name="Strong_20_Emphasis"><text:span text:style-name="T66">Event Organizers: </text:span></text:span><text:span text:style-name="T21">Individuals or organizations planning and hosting car <text:tab/><text:tab/><text:tab/><text:tab/><text:tab/>shows, races, or other car-related events.</text:span></text:p>
      <text:p text:style-name="P93"><text:span text:style-name="Strong_20_Emphasis"><text:span text:style-name="T16">2.5 </text:span></text:span><text:span text:style-name="Strong_20_Emphasis"><text:span text:style-name="T15">B2B Solution Seekers:</text:span></text:span></text:p>
      <text:p text:style-name="P83"><text:span text:style-name="Strong_20_Emphasis"><text:span text:style-name="T66"><text:tab/><text:tab/> <text:s text:c="4"/></text:span></text:span><text:span text:style-name="Strong_20_Emphasis"><text:span text:style-name="T36">2.5.1</text:span></text:span><text:span text:style-name="Strong_20_Emphasis"><text:span text:style-name="T80"> </text:span></text:span><text:span text:style-name="Strong_20_Emphasis"><text:span text:style-name="T66">Insurance Companies: </text:span></text:span><text:span text:style-name="T21">Entities seeking data and insights to assess risk and <text:tab/><text:tab/><text:tab/><text:tab/><text:tab/>optimize insurance offerings for the car industry.</text:span></text:p>
      <text:p text:style-name="P84"><text:span text:style-name="Strong_20_Emphasis"><text:span text:style-name="T66"><text:tab/><text:tab/> <text:s text:c="4"/></text:span></text:span><text:span text:style-name="Strong_20_Emphasis"><text:span text:style-name="T36">2.5.2 </text:span></text:span><text:span text:style-name="Strong_20_Emphasis"><text:span text:style-name="T66">Financial Institutions: </text:span></text:span><text:span text:style-name="T21">Banks and financial institutions looking for data-driven <text:tab/><text:tab/><text:tab/><text:tab/>solutions to improve car loan and financing processes.</text:span></text:p>
      <text:p text:style-name="P84"><text:span text:style-name="Strong_20_Emphasis"><text:span text:style-name="T66"><text:tab/><text:tab/> <text:s text:c="4"/></text:span></text:span><text:span text:style-name="Strong_20_Emphasis"><text:span text:style-name="T36">2.5.3</text:span></text:span><text:span text:style-name="Strong_20_Emphasis"><text:span text:style-name="T80"> </text:span></text:span><text:span text:style-name="Strong_20_Emphasis"><text:span text:style-name="T66">Data Analytics Companies: </text:span></text:span><text:span text:style-name="T21">Businesses seeking access to platform data for <text:tab/><text:tab/><text:tab/><text:tab/><text:tab/>market research and trend analysis within the car industry.</text:span></text:p>
      <text:p text:style-name="P84"><text:span text:style-name="Strong_20_Emphasis"><text:span text:style-name="T66"><text:tab/> <text:tab/> <text:s text:c="4"/></text:span></text:span><text:span text:style-name="Strong_20_Emphasis"><text:span text:style-name="T36">2.5.4</text:span></text:span><text:span text:style-name="Strong_20_Emphasis"><text:span text:style-name="T80"> </text:span></text:span><text:span text:style-name="Strong_20_Emphasis"><text:span text:style-name="T66">Logistics Companies: </text:span></text:span><text:span text:style-name="T21">Businesses seeking optimized solutions for car <text:tab/><text:tab/><text:tab/><text:tab/><text:tab/><text:tab/>transportation and parts delivery within the ecosystem.</text:span></text:p>
      <text:p text:style-name="P87"><text:tab/><text:tab/><text:tab/><text:tab/>Constraints</text:p>
      <text:p text:style-name="P97"><text:span text:style-name="Strong_20_Emphasis"><text:span text:style-name="T66"/></text:span></text:p>
      <text:p text:style-name="P97"><text:span text:style-name="Strong_20_Emphasis"><text:span text:style-name="T66"/></text:span></text:p>
      <text:p text:style-name="P97"><text:soft-page-break/><text:span text:style-name="Strong_20_Emphasis"><text:span text:style-name="T87">2.4 General Constraints:</text:span></text:span></text:p>
      <text:p text:style-name="P97"><text:span text:style-name="Strong_20_Emphasis"><text:span text:style-name="T66"><text:tab/></text:span></text:span><text:span text:style-name="Strong_20_Emphasis"><text:span text:style-name="T81">2.4.1 </text:span></text:span><text:span text:style-name="Strong_20_Emphasis"><text:span text:style-name="T66">Hardware Constraints:</text:span></text:span></text:p>
      <text:p text:style-name="P83"><text:span text:style-name="Strong_20_Emphasis"><text:span text:style-name="T66"><text:tab/><text:tab/></text:span></text:span><text:span text:style-name="Strong_20_Emphasis"><text:span text:style-name="T81">2.4.1.1 </text:span></text:span><text:span text:style-name="Strong_20_Emphasis"><text:span text:style-name="T66">Device Requirements:</text:span></text:span></text:p>
      <text:p text:style-name="P83"><text:span text:style-name="Strong_20_Emphasis"><text:span text:style-name="T66"><text:tab/><text:tab/><text:tab/></text:span></text:span><text:span text:style-name="Strong_20_Emphasis"><text:span text:style-name="T81">2.4.1.1.1 </text:span></text:span><text:span text:style-name="Strong_20_Emphasis"><text:span text:style-name="T66">Minimum Phone Cost: </text:span></text:span><text:span text:style-name="T21">All user roles (Owners, Shops, Workshops, <text:tab/><text:tab/><text:tab/><text:tab/><text:tab/>Scrapyards) require a phone costing at least 1200 Libyan dinars (LYD) <text:tab/><text:tab/><text:tab/><text:tab/><text:tab/>with an internet connection accessible at least once daily.</text:span></text:p>
      <text:p text:style-name="P84"><text:span text:style-name="Strong_20_Emphasis"><text:span text:style-name="T66"><text:tab/><text:tab/><text:tab/></text:span></text:span><text:span text:style-name="Strong_20_Emphasis"><text:span text:style-name="T81">2.4.1.1.2 </text:span></text:span><text:span text:style-name="Strong_20_Emphasis"><text:span text:style-name="T66">Touchscreen Devices: </text:span></text:span><text:span text:style-name="T21">Workshops are encouraged to use touchscreen <text:tab/><text:tab/><text:tab/><text:tab/><text:tab/>devices for improved user experience with the system functionalities.</text:span></text:p>
      <text:p text:style-name="P84"><text:span text:style-name="Strong_20_Emphasis"><text:span text:style-name="T66"><text:tab/><text:tab/><text:tab/></text:span></text:span><text:span text:style-name="Strong_20_Emphasis"><text:span text:style-name="T81">2.4.1.1.3 </text:span></text:span><text:span text:style-name="Strong_20_Emphasis"><text:span text:style-name="T66">Shops: </text:span></text:span><text:span text:style-name="T21">Minimum specifications for Shop computers include 32-bit <text:tab/><text:tab/><text:tab/><text:tab/><text:tab/>architecture, 6GB of RAM, a Core i3 processor (5th generation or newer), <text:tab/><text:tab/><text:tab/><text:tab/>and Windows 8.1 or 10 operating system.</text:span></text:p>
      <text:p text:style-name="P83"><text:span text:style-name="Strong_20_Emphasis"><text:span text:style-name="T81"><text:tab/>2.4.2 </text:span></text:span><text:span text:style-name="Strong_20_Emphasis"><text:span text:style-name="T66">Software Constraints:</text:span></text:span></text:p>
      <text:p text:style-name="P83"><text:span text:style-name="Strong_20_Emphasis"><text:span text:style-name="T66"><text:tab/><text:tab/></text:span></text:span><text:span text:style-name="Strong_20_Emphasis"><text:span text:style-name="T81">2.4.2.1 </text:span></text:span><text:span text:style-name="Strong_20_Emphasis"><text:span text:style-name="T66">Performance and Scalability:</text:span></text:span></text:p>
      <text:p text:style-name="P88"><text:tab/><text:tab/><text:tab/><text:span text:style-name="T172">2.4.2.1.1 </text:span>The system should operate efficiently on low-end devices with minimal <text:tab/><text:tab/><text:tab/><text:tab/><text:tab/>features enabled to ensure accessibility for users with limited <text:tab/><text:tab/><text:tab/><text:tab/><text:tab/><text:tab/>resources.</text:p>
      <text:p text:style-name="P84"><text:span text:style-name="T21"><text:tab/><text:tab/><text:tab/></text:span><text:span text:style-name="T42">2.4.2.1.2 </text:span><text:span text:style-name="T21">The platform should be built using </text:span><text:span text:style-name="Strong_20_Emphasis"><text:span text:style-name="T66">No-SQL databases </text:span></text:span><text:span text:style-name="T21">to accommodate <text:tab/><text:tab/><text:tab/><text:tab/><text:tab/>the expected surge in data volume.</text:span></text:p>
      <text:p text:style-name="P89"><text:tab/><text:tab/><text:tab/><text:span text:style-name="T172">2.4.2.1.3 </text:span>Programming with languages like Go and Rust is recommended to <text:tab/><text:tab/><text:tab/><text:tab/><text:tab/><text:tab/>ensure fast system execution.</text:p>
      <text:p text:style-name="P84"><text:span text:style-name="Strong_20_Emphasis"><text:span text:style-name="T66"><text:tab/></text:span></text:span><text:span text:style-name="Strong_20_Emphasis"><text:span text:style-name="T81">2.4.3 </text:span></text:span><text:span text:style-name="Strong_20_Emphasis"><text:span text:style-name="T66">Integration and Data Acquisition:</text:span></text:span></text:p>
      <text:p text:style-name="P88"><text:tab/><text:tab/><text:tab/><text:span text:style-name="Strong_20_Emphasis"><text:span text:style-name="T173">2.4.3.1 </text:span></text:span>The platform should seamlessly integrate with APIs from external <text:tab/><text:tab/><text:tab/><text:tab/><text:tab/><text:tab/>websites and services to import and display relevant data and <text:tab/><text:tab/><text:tab/><text:tab/><text:tab/><text:tab/>content.</text:p>
      <text:p text:style-name="P89"><text:tab/><text:tab/><text:tab/><text:span text:style-name="T172">2.4.3.2 </text:span>Web scraping capabilities are required to extract data from various online <text:tab/><text:tab/><text:tab/><text:tab/><text:tab/>platforms related to services and items within the car industry.</text:p>
      <text:p text:style-name="P84"><text:span text:style-name="Strong_20_Emphasis"><text:span text:style-name="T66"><text:tab/></text:span></text:span><text:span text:style-name="Strong_20_Emphasis"><text:span text:style-name="T81">2.4.4 </text:span></text:span><text:span text:style-name="Strong_20_Emphasis"><text:span text:style-name="T66">Compatibility:</text:span></text:span></text:p>
      <text:p text:style-name="P88"><text:tab/><text:tab/><text:span text:style-name="T172">2.4.4.1 </text:span>The platform should be compatible with Windows 8, 10, and Linux operating <text:tab/><text:tab/><text:tab/><text:tab/><text:tab/>systems.</text:p>
      <text:p text:style-name="P89"><text:tab/><text:tab/><text:span text:style-name="T172">2.4.4.2 </text:span>Support for 32-bit architecture computers is necessary to ensure wider <text:tab/><text:tab/><text:tab/><text:tab/><text:tab/><text:tab/>accessibility.</text:p>
      <text:p text:style-name="P83"><text:span text:style-name="Strong_20_Emphasis"><text:span text:style-name="T66"><text:tab/></text:span></text:span><text:span text:style-name="Strong_20_Emphasis"><text:span text:style-name="T81">2.4.5 </text:span></text:span><text:span text:style-name="Strong_20_Emphasis"><text:span text:style-name="T66">Interface Constraints:</text:span></text:span></text:p>
      <text:p text:style-name="P83"><text:span text:style-name="Strong_20_Emphasis"><text:span text:style-name="T66"><text:tab/><text:tab/></text:span></text:span><text:span text:style-name="Strong_20_Emphasis"><text:span text:style-name="T37">2.4.5.1</text:span></text:span><text:span text:style-name="Strong_20_Emphasis"><text:span text:style-name="T82"> </text:span></text:span><text:span text:style-name="Strong_20_Emphasis"><text:span text:style-name="T66">Identity Verification:</text:span></text:span></text:p>
      <text:p text:style-name="P88"><text:tab/><text:tab/><text:tab/>The platform will implement two-factor authentication (2FA) using SMS <text:tab/><text:tab/><text:tab/><text:tab/><text:tab/><text:tab/>messages via the "EASYSMS" service provided by "devs.ly".</text:p>
      <text:p text:style-name="P89"><text:tab/><text:tab/><text:tab/>Integration with the National Database is essential to verify the identity of <text:tab/><text:tab/><text:tab/><text:tab/><text:tab/>sellers with relevant government organizations.</text:p>
      <text:p text:style-name="P83"><text:span text:style-name="Strong_20_Emphasis"><text:span text:style-name="T66"><text:tab/></text:span></text:span><text:span text:style-name="Strong_20_Emphasis"><text:span text:style-name="T82">2.4.6 </text:span></text:span><text:span text:style-name="Strong_20_Emphasis"><text:span text:style-name="T66">Regulatory Constraints:</text:span></text:span></text:p>
      <text:p text:style-name="P83"><text:span text:style-name="T21"><text:tab/><text:tab/><text:tab/>The system development and operations will adhere to </text:span><text:span text:style-name="Strong_20_Emphasis"><text:span text:style-name="T66">Libyan Law No.4 of <text:tab/><text:tab/><text:tab/><text:tab/>1990 </text:span></text:span><text:span text:style-name="T21">and any other relevant regulations.</text:span></text:p>
      <text:p text:style-name="P83"><text:span text:style-name="Strong_20_Emphasis"><text:span text:style-name="T66"><text:tab/></text:span></text:span></text:p>
      <text:p text:style-name="P83"><text:soft-page-break/><text:span text:style-name="Strong_20_Emphasis"><text:span text:style-name="T82">2.4.7 </text:span></text:span><text:span text:style-name="Strong_20_Emphasis"><text:span text:style-name="T66">Environmental Constraints:</text:span></text:span></text:p>
      <text:p text:style-name="P83"><text:span text:style-name="Strong_20_Emphasis"><text:span text:style-name="T66"><text:tab/><text:tab/></text:span></text:span><text:span text:style-name="Strong_20_Emphasis"><text:span text:style-name="T82">2.4.7.1 </text:span></text:span><text:span text:style-name="Strong_20_Emphasis"><text:span text:style-name="T66">Scrapyards:</text:span></text:span></text:p>
      <text:p text:style-name="P88"><text:tab/><text:tab/><text:tab/>Mobile device usage is preferred and encouraged due to the work environment.</text:p>
      <text:p text:style-name="P89"><text:tab/><text:tab/><text:tab/>Computers should be located indoors and not exposed to the elements.</text:p>
      <text:p text:style-name="P84"><text:span text:style-name="Strong_20_Emphasis"><text:span text:style-name="T66"><text:tab/><text:tab/></text:span></text:span><text:span text:style-name="Strong_20_Emphasis"><text:span text:style-name="T82">2.4.7.2 </text:span></text:span><text:span text:style-name="Strong_20_Emphasis"><text:span text:style-name="T66">Shops and Workshops:</text:span></text:span></text:p>
      <text:p text:style-name="P88"><text:tab/><text:tab/><text:tab/>Touchscreens should be protected with appropriate covers to prevent damage.</text:p>
      <text:p text:style-name="P89"><text:tab/><text:tab/><text:tab/>Access to the main computer should be restricted to authorized shop owners only.</text:p>
      <text:p text:style-name="P89"><text:tab/><text:tab/><text:tab/>Computers should be equipped with reliable power supplies to minimize <text:tab/><text:tab/><text:tab/><text:tab/><text:tab/><text:tab/>disruptions.</text:p>
      <text:p text:style-name="P26"/>
      <text:p text:style-name="P98"><text:span text:style-name="Strong_20_Emphasis"><text:span text:style-name="T83">2.5 Assumptions and Dependencies:</text:span></text:span></text:p>
      <text:p text:style-name="P98"><text:span text:style-name="Strong_20_Emphasis"><text:span text:style-name="T83"><text:tab/>2.5.</text:span></text:span><text:span text:style-name="Strong_20_Emphasis"><text:span text:style-name="T66">1 User Adoption:</text:span></text:span></text:p>
      <text:p text:style-name="P83"><text:span text:style-name="Strong_20_Emphasis"><text:span text:style-name="T66"><text:tab/></text:span></text:span><text:span text:style-name="Strong_20_Emphasis"><text:span text:style-name="T83"><text:tab/>2.5.1.1 </text:span></text:span><text:span text:style-name="Strong_20_Emphasis"><text:span text:style-name="T66">Shop Owners:</text:span></text:span></text:p>
      <text:p text:style-name="P83"><text:span text:style-name="Strong_20_Emphasis"><text:span text:style-name="T66"><text:tab/><text:tab/><text:tab/></text:span></text:span><text:span text:style-name="Strong_20_Emphasis"><text:span text:style-name="T83">2.5.1.1.1 </text:span></text:span><text:span text:style-name="Strong_20_Emphasis"><text:span text:style-name="T66">High Reliance: </text:span></text:span><text:span text:style-name="T21">Experienced shop owners with existing business <text:tab/><text:tab/><text:tab/><text:tab/><text:tab/>challenges are assumed to be more receptive to the system's features and <text:tab/><text:tab/><text:tab/><text:tab/><text:tab/>functionalities if presented clearly and offer a user-friendly on-boarding <text:tab/><text:tab/><text:tab/><text:tab/><text:tab/>process. Additionally, shop owners who expect a direct return on <text:tab/><text:tab/><text:tab/><text:tab/><text:tab/><text:tab/>investment (ROI) or a noticeable increase in sales and inventory <text:tab/><text:tab/><text:tab/><text:tab/><text:tab/><text:tab/>management efficiency are more likely to adopt the system.</text:span></text:p>
      <text:p text:style-name="P84"><text:span text:style-name="Strong_20_Emphasis"><text:span text:style-name="T66"><text:tab/><text:tab/><text:tab/></text:span></text:span><text:span text:style-name="Strong_20_Emphasis"><text:span text:style-name="T83">2.5.1.1.2 </text:span></text:span><text:span text:style-name="Strong_20_Emphasis"><text:span text:style-name="T66">Low Reliance: </text:span></text:span><text:span text:style-name="T21">New, inexperienced, or opportunistic shop owners may <text:tab/><text:tab/><text:tab/><text:tab/><text:tab/>be hesitant to invest due to:</text:span></text:p>
      <text:p text:style-name="P83"><text:span text:style-name="Strong_20_Emphasis"><text:span text:style-name="T66"><text:tab/><text:tab/><text:tab/><text:tab/><text:tab/></text:span></text:span><text:span text:style-name="Strong_20_Emphasis"><text:span text:style-name="T83">2.5.1.1.2.1 </text:span></text:span><text:span text:style-name="Strong_20_Emphasis"><text:span text:style-name="T66">Limited capital: </text:span></text:span><text:span text:style-name="T21">New businesses might prioritize other <text:tab/><text:tab/><text:tab/><text:tab/><text:tab/><text:tab/>investments during the </text:span><text:span text:style-name="T43">i</text:span><text:span text:style-name="T21">nitial stages, putting software <text:tab/><text:tab/><text:tab/><text:tab/><text:tab/><text:tab/><text:tab/>implementation on hold.</text:span></text:p>
      <text:p text:style-name="P84"><text:span text:style-name="Strong_20_Emphasis"><text:span text:style-name="T66"><text:tab/><text:tab/><text:tab/></text:span></text:span><text:span text:style-name="Strong_20_Emphasis"><text:span text:style-name="T83">2.5.1.1.3 </text:span></text:span><text:span text:style-name="Strong_20_Emphasis"><text:span text:style-name="T66">Lack of understanding: </text:span></text:span><text:span text:style-name="T21">Inexperienced owners might not fully grasp <text:tab/><text:tab/><text:tab/><text:tab/><text:tab/><text:tab/><text:tab/>the system's benefits and may prioritize immediate profits <text:tab/><text:tab/><text:tab/><text:tab/><text:tab/><text:tab/><text:tab/>over long-term value and improved customer experience.</text:span></text:p>
      <text:p text:style-name="P84"><text:span text:style-name="Strong_20_Emphasis"><text:span text:style-name="T66"><text:tab/><text:tab/><text:tab/></text:span></text:span><text:span text:style-name="Strong_20_Emphasis"><text:span text:style-name="T83">2.5.1.1.4 </text:span></text:span><text:span text:style-name="Strong_20_Emphasis"><text:span text:style-name="T66">Free alternatives: </text:span></text:span><text:span text:style-name="T21">Some owners might seek free, potentially ill-fitting <text:tab/><text:tab/><text:tab/><text:tab/><text:tab/><text:tab/><text:tab/>solutions instead of investing in a tailored system.</text:span></text:p>
      <text:p text:style-name="P83"><text:span text:style-name="Strong_20_Emphasis"><text:span text:style-name="T66"><text:tab/><text:tab/></text:span></text:span><text:span text:style-name="Strong_20_Emphasis"><text:span text:style-name="T83">2.5.1.2 </text:span></text:span><text:span text:style-name="Strong_20_Emphasis"><text:span text:style-name="T66">Scrapyard Owners:</text:span></text:span></text:p>
      <text:p text:style-name="P83"><text:span text:style-name="Strong_20_Emphasis"><text:span text:style-name="T66"><text:tab/><text:tab/><text:tab/></text:span></text:span><text:span text:style-name="Strong_20_Emphasis"><text:span text:style-name="T83">2.5.1.2.</text:span></text:span><text:span text:style-name="Strong_20_Emphasis"><text:span text:style-name="T84">1 </text:span></text:span><text:span text:style-name="Strong_20_Emphasis"><text:span text:style-name="T66">Low Reliance:</text:span></text:span><text:span text:style-name="T21"> Given the established and potentially multi-generational <text:tab/><text:tab/><text:tab/><text:tab/><text:tab/>nature of scrapyard management, owners might be less likely to <text:tab/><text:tab/><text:tab/><text:tab/><text:tab/><text:tab/>adopt a new system due to:</text:span></text:p>
      <text:p text:style-name="P83"><text:span text:style-name="Strong_20_Emphasis"><text:span text:style-name="T66"><text:tab/><text:tab/><text:tab/></text:span></text:span><text:span text:style-name="Strong_20_Emphasis"><text:span text:style-name="T83">2.5.1.2.</text:span></text:span><text:span text:style-name="Strong_20_Emphasis"><text:span text:style-name="T84">2 </text:span></text:span><text:span text:style-name="Strong_20_Emphasis"><text:span text:style-name="T66">Adherence to tradition: </text:span></text:span><text:span text:style-name="T21">Familiarity with existing practices might lead <text:tab/><text:tab/><text:tab/><text:tab/><text:tab/><text:tab/>to reluctance to embrace new technology.</text:span></text:p>
      <text:p text:style-name="P84"><text:span text:style-name="Strong_20_Emphasis"><text:span text:style-name="T66"><text:tab/><text:tab/><text:tab/></text:span></text:span><text:span text:style-name="Strong_20_Emphasis"><text:span text:style-name="T83">2.5.1.2.</text:span></text:span><text:span text:style-name="Strong_20_Emphasis"><text:span text:style-name="T84">3 </text:span></text:span><text:span text:style-name="Strong_20_Emphasis"><text:span text:style-name="T66">Limited system applicability: </text:span></text:span><text:span text:style-name="T21">The platform's functionalities might not <text:tab/><text:tab/><text:tab/><text:tab/><text:tab/>directly address all aspects of scrapyard operations, creating <text:tab/><text:tab/><text:tab/><text:tab/><text:tab/><text:tab/>hesitation to invest.</text:span></text:p>
      <text:p text:style-name="P83"><text:span text:style-name="Strong_20_Emphasis"><text:span text:style-name="T66"><text:tab/></text:span></text:span></text:p>
      <text:p text:style-name="P83"><text:span text:style-name="Strong_20_Emphasis"><text:span text:style-name="T66"/></text:span></text:p>
      <text:p text:style-name="P83"><text:span text:style-name="Strong_20_Emphasis"><text:span text:style-name="T66"/></text:span></text:p>
      <text:p text:style-name="P83"><text:span text:style-name="Strong_20_Emphasis"><text:span text:style-name="T66"/></text:span></text:p>
      <text:p text:style-name="P83"><text:soft-page-break/><text:span text:style-name="Strong_20_Emphasis"><text:span text:style-name="T66"><text:tab/><text:tab/></text:span></text:span><text:span text:style-name="Strong_20_Emphasis"><text:span text:style-name="T84">2.5.1.3 </text:span></text:span><text:span text:style-name="Strong_20_Emphasis"><text:span text:style-name="T66">Workshop Owners:</text:span></text:span></text:p>
      <text:p text:style-name="P83"><text:span text:style-name="Strong_20_Emphasis"><text:span text:style-name="T66"><text:tab/><text:tab/><text:tab/><text:tab/></text:span></text:span><text:span text:style-name="Strong_20_Emphasis"><text:span text:style-name="T84">2.5.1.3.1 </text:span></text:span><text:span text:style-name="Strong_20_Emphasis"><text:span text:style-name="T66">Medium Reliance:</text:span></text:span><text:span text:style-name="T21"> The workshop business model in Libya, <text:tab/><text:tab/><text:tab/><text:tab/><text:tab/><text:tab/>often focusing on daily cash flow for families rather than <text:tab/><text:tab/><text:tab/><text:tab/><text:tab/><text:tab/><text:tab/>comprehensive accounting practices, might influence system <text:tab/><text:tab/><text:tab/><text:tab/><text:tab/><text:tab/>adoption:</text:span></text:p>
      <text:p text:style-name="P83"><text:span text:style-name="Strong_20_Emphasis"><text:span text:style-name="T66"><text:tab/><text:tab/><text:tab/><text:tab/></text:span></text:span><text:span text:style-name="Strong_20_Emphasis"><text:span text:style-name="T84">2.5.1.3.</text:span></text:span><text:span text:style-name="Strong_20_Emphasis"><text:span text:style-name="T85">2 </text:span></text:span><text:span text:style-name="Strong_20_Emphasis"><text:span text:style-name="T66">Selective adoption: </text:span></text:span><text:span text:style-name="T21">Workshop owners might primarily value <text:tab/><text:tab/><text:tab/><text:tab/><text:tab/><text:tab/>features that enhance customer visibility and engagement, <text:tab/><text:tab/><text:tab/><text:tab/><text:tab/><text:tab/><text:tab/>potentially disregarding functionalities requiring additional <text:tab/><text:tab/><text:tab/><text:tab/><text:tab/><text:tab/>equipment investment.</text:span></text:p>
      <text:p text:style-name="P83"><text:span text:style-name="Strong_20_Emphasis"><text:span text:style-name="T66"><text:tab/>2.</text:span></text:span><text:span text:style-name="Strong_20_Emphasis"><text:span text:style-name="T85">5.2</text:span></text:span><text:span text:style-name="Strong_20_Emphasis"><text:span text:style-name="T66">. Market Conditions:</text:span></text:span></text:p>
      <text:p text:style-name="P83"><text:span text:style-name="Strong_20_Emphasis"><text:span text:style-name="T66"><text:tab/><text:tab/></text:span></text:span><text:span text:style-name="Strong_20_Emphasis"><text:span text:style-name="T85">2.5.2.1 </text:span></text:span><text:span text:style-name="Strong_20_Emphasis"><text:span text:style-name="T66">Technology adoption: </text:span></text:span><text:span text:style-name="T21">The overall rate of technology adoption within the <text:tab/><text:tab/><text:tab/><text:tab/><text:tab/>Libyan car industry, especially among smaller businesses, could impact <text:tab/><text:tab/><text:tab/><text:tab/><text:tab/>user acceptance of the system.</text:span></text:p>
      <text:p text:style-name="P83"><text:span text:style-name="Strong_20_Emphasis"><text:span text:style-name="T85"><text:tab/>2.5.</text:span></text:span><text:span text:style-name="Strong_20_Emphasis"><text:span text:style-name="T66">3. External Dependencies:</text:span></text:span></text:p>
      <text:p text:style-name="P83"><text:span text:style-name="Strong_20_Emphasis"><text:span text:style-name="T66"><text:tab/><text:tab/></text:span></text:span><text:span text:style-name="Strong_20_Emphasis"><text:span text:style-name="T85">2.5.3.1 </text:span></text:span><text:span text:style-name="Strong_20_Emphasis"><text:span text:style-name="T66">API integrations: </text:span></text:span><text:span text:style-name="T21">The functionality of the system relies on seamless integration <text:tab/><text:tab/><text:tab/>with external APIs like "devs.ly"</text:span><text:span text:style-name="T44">,</text:span><text:span text:style-name="T45"> </text:span><text:span text:style-name="T21">National Database </text:span><text:span text:style-name="T46">and T-lync</text:span><text:span text:style-name="T21">. Any changes or <text:tab/><text:tab/><text:tab/><text:tab/>limitations in these external services could require adjustments to the system.</text:span></text:p>
      <text:p text:style-name="P83"><text:span text:style-name="Strong_20_Emphasis"><text:span text:style-name="T66"><text:tab/></text:span></text:span><text:span text:style-name="Strong_20_Emphasis"><text:span text:style-name="T84">2.5.</text:span></text:span><text:span text:style-name="Strong_20_Emphasis"><text:span text:style-name="T66">4. Regulatory Environment:</text:span></text:span></text:p>
      <text:p text:style-name="P83"><text:span text:style-name="Strong_20_Emphasis"><text:span text:style-name="T66"><text:tab/><text:tab/></text:span></text:span><text:span text:style-name="Strong_20_Emphasis"><text:span text:style-name="T84">2.5.4.1 </text:span></text:span><text:span text:style-name="Strong_20_Emphasis"><text:span text:style-name="T66">Evolving regulations: </text:span></text:span><text:span text:style-name="T21">New or changing regulations could necessitate <text:tab/><text:tab/><text:tab/><text:tab/><text:tab/>modifications to the system to ensure compliance.</text:span></text:p>
      <text:p text:style-name="P83"><text:span text:style-name="Strong_20_Emphasis"><text:span text:style-name="T84"><text:tab/>2.5.</text:span></text:span><text:span text:style-name="Strong_20_Emphasis"><text:span text:style-name="T66">5. User Feedback:</text:span></text:span></text:p>
      <text:p text:style-name="P83"><text:span text:style-name="Strong_20_Emphasis"><text:span text:style-name="T66"><text:tab/><text:tab/></text:span></text:span><text:span text:style-name="Strong_20_Emphasis"><text:span text:style-name="T84">2.5.5.1 </text:span></text:span><text:span text:style-name="Strong_20_Emphasis"><text:span text:style-name="T66">Continuous feedback: </text:span></text:span><text:span text:style-name="T21">User feedback throughout the development process and <text:tab/><text:tab/><text:tab/><text:tab/>after deployment will be crucial to identify unforeseen challenges and potential <text:tab/><text:tab/><text:tab/><text:tab/>needs not addressed by the initial requirements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2"/>
      <text:p text:style-name="P72"/>
      <text:p text:style-name="P72"/>
      <text:h text:style-name="P7" text:outline-level="1"><text:bookmark-start text:name="_Toc506459149"/><text:bookmark-start text:name="_Toc506458783"/><text:soft-page-break/>3. Specific Requirements<text:bookmark-end text:name="_Toc506459149"/><text:bookmark-end text:name="_Toc506458783"/></text:h>
      <text:p text:style-name="P68"><text:tab/>3.<text:span text:style-name="T7">0</text:span>.1.1 Car Station <text:span text:style-name="T174">Requirements</text:span>: </text:p>
      <text:p text:style-name="P68"><text:tab/><text:tab/>3.0.1.1.1 Car Profile:</text:p>
      <text:p text:style-name="P68"><text:tab/><text:tab/><text:tab/>3.0.1.1.1.1 Add Car through filling a form <text:span text:style-name="T189">#1</text:span></text:p>
      <text:p text:style-name="P68"><text:tab/><text:tab/><text:tab/><text:tab/><text:span text:style-name="T190">introduction</text:span></text:p>
      <text:p text:style-name="P68"><text:tab/><text:tab/><text:tab/>3.0.1.1.1.2 Add Car through taking pictures of it (see later sections for clarity) <text:span text:style-name="T189">#2</text:span></text:p>
      <text:p text:style-name="P68"><text:tab/><text:tab/><text:tab/>3.0.1.1.1.3 Add time of regular maintenance <text:span text:style-name="T189">#3</text:span></text:p>
      <text:p text:style-name="P69"><text:tab/><text:tab/><text:tab/>3.0.1.1.1.<text:span text:style-name="T175">4 Add time </text:span><text:span text:style-name="T176">and cost</text:span><text:span text:style-name="T175"> of heavy maintenance </text:span><text:span text:style-name="T189">#4</text:span></text:p>
      <text:p text:style-name="P69"><text:tab/><text:tab/><text:tab/>3.0.1.1.1.<text:span text:style-name="T175">5 Add time </text:span><text:span text:style-name="T176">and cost</text:span><text:span text:style-name="T175"> of Precautionary maintenance </text:span><text:span text:style-name="T189">#5</text:span></text:p>
      <text:p text:style-name="P69"><text:tab/><text:tab/><text:tab/>3.0.1.1.1.<text:span text:style-name="T177">6 Add time </text:span><text:span text:style-name="T176">and cost</text:span><text:span text:style-name="T177"> of Crash maintenance </text:span><text:span text:style-name="T189">#6</text:span></text:p>
      <text:p text:style-name="P69"><text:tab/><text:tab/><text:tab/>3.0.1.1.1.<text:span text:style-name="T177">7 Add Car Specs </text:span><text:span text:style-name="T189">#7</text:span></text:p>
      <text:p text:style-name="P69"><text:tab/><text:tab/><text:tab/>3.0.1.1.1.<text:span text:style-name="T177">8 Add Car </text:span><text:span text:style-name="T176">additional </text:span><text:span text:style-name="T177">pictures </text:span><text:span text:style-name="T189">#8</text:span></text:p>
      <text:p text:style-name="P69"><text:tab/><text:tab/><text:tab/>3.0.1.1.1.<text:span text:style-name="T177">9 Add Car Special specs </text:span><text:span text:style-name="T189">#9</text:span></text:p>
      <text:p text:style-name="P69"><text:tab/><text:tab/><text:tab/>3.0.1.1.1.<text:span text:style-name="T177">10 Add persistent issues or accidents </text:span><text:span text:style-name="T189">#10</text:span></text:p>
      <text:p text:style-name="P69"><text:tab/><text:tab/><text:tab/>3.0.1.1.1.<text:span text:style-name="T177">11 Add Car chassis/vin <text:s/>number </text:span><text:span text:style-name="T189">#11</text:span></text:p>
      <text:p text:style-name="P69"><text:tab/><text:tab/><text:tab/>3.0.1.1.1.<text:span text:style-name="T177">12 Display Total maintenance costs </text:span><text:span text:style-name="T189">#12</text:span></text:p>
      <text:p text:style-name="P69"><text:tab/><text:tab/><text:tab/>3.0.1.1.1.<text:span text:style-name="T177">13 Display Car efficiency </text:span><text:span text:style-name="T189">#13</text:span></text:p>
      <text:p text:style-name="P69"><text:tab/><text:tab/><text:tab/>3.0.1.1.1.<text:span text:style-name="T177">14 Display Car </text:span><text:span text:style-name="T189">#14</text:span></text:p>
      <text:p text:style-name="P69"><text:tab/><text:tab/><text:tab/>3.0.1.1.1.<text:span text:style-name="T177">1</text:span><text:span text:style-name="T176">5 Share update to the Feed </text:span><text:span text:style-name="T189">#15</text:span></text:p>
      <text:p text:style-name="P70"><text:tab/><text:tab/><text:span text:style-name="T176">3.0.1.1.2 Suggestion and tips: to be supplied by Data Station and</text:span></text:p>
      <text:p text:style-name="P70"><text:span text:style-name="T176"><text:tab/><text:tab/><text:tab/><text:tab/> Service Station later </text:span><text:span text:style-name="T189">#16</text:span></text:p>
      <text:p text:style-name="P68"><text:tab/><text:tab/><text:span text:style-name="T176">3.0.1.1.3 Car Station Feed</text:span></text:p>
      <text:p text:style-name="P68"><text:tab/><text:tab/><text:tab/><text:span text:style-name="T176">3.0.1.1.3.1 Share post to other platforms </text:span><text:span text:style-name="T189">#17</text:span></text:p>
      <text:p text:style-name="P68"><text:tab/><text:tab/><text:tab/><text:span text:style-name="T176">3.0.1.1.3.2 </text:span><text:span text:style-name="T178">Comment, Like and re-share on your Car Profile </text:span><text:span text:style-name="T189">#18</text:span></text:p>
      <text:p text:style-name="P68"><text:tab/><text:tab/><text:tab/><text:span text:style-name="T176">3.0.1.1.3.</text:span><text:span text:style-name="T178">3 Create new posts, add pictures from your car profile or from device, <text:tab/><text:tab/><text:tab/><text:tab/><text:tab/><text:tab/>write caption, add tags </text:span><text:span text:style-name="T189">#19</text:span></text:p>
      <text:p text:style-name="P68"><text:tab/><text:tab/><text:tab/><text:span text:style-name="T176">3.0.1.1.3.</text:span><text:span text:style-name="T178">4 Interact with posts from other platforms such as a Facebook Group <text:tab/><text:tab/><text:tab/><text:tab/><text:tab/><text:tab/></text:span><text:span text:style-name="T179">from the same niche </text:span><text:span text:style-name="T189">#20</text:span></text:p>
      <text:p text:style-name="P68"><text:tab/><text:span text:style-name="T179">3.0.1.2 Shop Station </text:span><text:span text:style-name="T174">Requirements</text:span><text:span text:style-name="T179">:</text:span></text:p>
      <text:p text:style-name="P68"><text:tab/><text:tab/><text:span text:style-name="T179">3.0.1.2.1 Shop Profile:</text:span></text:p>
      <text:p text:style-name="P68"><text:tab/><text:tab/><text:tab/><text:span text:style-name="T180">3.0.1.2.1.1 General Requirements of Shops:</text:span></text:p>
      <text:p text:style-name="P68"><text:tab/><text:tab/><text:tab/><text:tab/><text:span text:style-name="T179">3.0.1.2.1.</text:span><text:span text:style-name="T180">1</text:span><text:span text:style-name="T179">.1 </text:span><text:span text:style-name="T181">Add Shop Details through filling a form </text:span><text:span text:style-name="T174">(1.2.1) </text:span><text:span text:style-name="T189">#21</text:span></text:p>
      <text:p text:style-name="P68"><text:tab/><text:tab/><text:tab/><text:tab/><text:span text:style-name="T179">3.0.1.2.1.</text:span><text:span text:style-name="T180">1</text:span><text:span text:style-name="T179">.</text:span><text:span text:style-name="T181">2 Add Product/</text:span><text:span text:style-name="T180">Car</text:span><text:span text:style-name="T4">و</text:span><text:span text:style-name="T181"> sale price, name and cost </text:span><text:span text:style-name="T174">(1.2.3) </text:span><text:span text:style-name="T189">#22</text:span></text:p>
      <text:p text:style-name="P68"><text:tab/><text:tab/><text:tab/><text:tab/><text:span text:style-name="T179">3.0.1.2.1.</text:span><text:span text:style-name="T180">1</text:span><text:span text:style-name="T179">.</text:span><text:span text:style-name="T181">3 Add Categories of products </text:span><text:span text:style-name="T174">(1.2.3) </text:span><text:span text:style-name="T189">#23</text:span></text:p>
      <text:p text:style-name="P68"><text:tab/><text:tab/><text:tab/><text:tab/><text:span text:style-name="T179">3.0.1.2.1.</text:span><text:span text:style-name="T180">1</text:span><text:span text:style-name="T179">.</text:span><text:span text:style-name="T180">4</text:span><text:span text:style-name="T181"> </text:span><text:span text:style-name="T189">Import spreadsheet to add past sale data</text:span><text:span text:style-name="T181"> </text:span><text:span text:style-name="T174">(1.2.3) </text:span><text:span text:style-name="T189">#24</text:span></text:p>
      <text:p text:style-name="P68"><text:tab/><text:tab/><text:tab/><text:tab/><text:span text:style-name="T179">3.0.1.2.1.</text:span><text:span text:style-name="T180">1</text:span><text:span text:style-name="T179">.</text:span><text:span text:style-name="T180">5</text:span><text:span text:style-name="T182"> Export sales and storage reports </text:span><text:span text:style-name="T174">(1.2.3) </text:span><text:span text:style-name="T189">#25</text:span></text:p>
      <text:p text:style-name="P68"><text:tab/><text:tab/><text:tab/><text:tab/><text:span text:style-name="T179">3.0.1.2.1.</text:span><text:span text:style-name="T180">1</text:span><text:span text:style-name="T179">.</text:span><text:span text:style-name="T180">6</text:span><text:span text:style-name="T182"> Respond to customer inquiries of parts and prices </text:span><text:span text:style-name="T174">(1.2.3) </text:span><text:span text:style-name="T189">#26</text:span></text:p>
      <text:p text:style-name="P68"><text:tab/><text:tab/><text:tab/><text:tab/><text:span text:style-name="T179">3.0.1.2.1.</text:span><text:span text:style-name="T180">1</text:span><text:span text:style-name="T179">.</text:span><text:span text:style-name="T180">7</text:span><text:span text:style-name="T182"> Make offers and flash sales </text:span><text:span text:style-name="T174">(1.2.3) </text:span><text:span text:style-name="T189">#27</text:span></text:p>
      <text:p text:style-name="P68"><text:tab/><text:tab/><text:tab/><text:tab/><text:span text:style-name="T179">3.0.1.2.1.</text:span><text:span text:style-name="T180">1</text:span><text:span text:style-name="T179">.</text:span><text:span text:style-name="T180">8</text:span><text:span text:style-name="T182"> Add employees </text:span><text:span text:style-name="T174">(1.2.1) </text:span><text:span text:style-name="T189">#28</text:span></text:p>
      <text:p text:style-name="P68"><text:tab/><text:tab/><text:tab/><text:tab/><text:span text:style-name="T179">3.0.1.2.1.</text:span><text:span text:style-name="T180">1</text:span><text:span text:style-name="T179">.</text:span><text:span text:style-name="T180">9</text:span><text:span text:style-name="T182"> Decide Employees permissions in shop system </text:span><text:span text:style-name="T174">(1.2.1) </text:span><text:span text:style-name="T189">#29</text:span></text:p>
      <text:p text:style-name="P68"><text:tab/><text:tab/><text:tab/><text:tab/><text:span text:style-name="T179">3.0.1.2.1.</text:span><text:span text:style-name="T180">1</text:span><text:span text:style-name="T179">.</text:span><text:span text:style-name="T180">10</text:span><text:span text:style-name="T182"> </text:span><text:span text:style-name="T180">Track productivity of each employee </text:span><text:span text:style-name="T174">(1.2.3) </text:span><text:span text:style-name="T189">#30</text:span></text:p>
      <text:p text:style-name="P68"><text:tab/><text:tab/><text:tab/><text:tab/><text:span text:style-name="T179">3.0.1.2.1.</text:span><text:span text:style-name="T183">1.11</text:span><text:span text:style-name="T181"> Add Discount percent/flat </text:span></text:p>
      <text:p text:style-name="P68"><text:span text:style-name="T181"><text:tab/><text:tab/><text:tab/><text:tab/><text:tab/><text:tab/><text:tab/>amount to the purchase </text:span><text:span text:style-name="T174">(1.2.3) </text:span><text:span text:style-name="T189">#31</text:span></text:p>
      <text:p text:style-name="P68"><text:tab/><text:tab/><text:tab/><text:span text:style-name="T180">3.0.1.2.1.</text:span><text:span text:style-name="T184">2</text:span><text:span text:style-name="T180"> Auto Parts Shop:</text:span></text:p>
      <text:p text:style-name="P73"><text:tab/><text:tab/><text:tab/><text:tab/><text:span text:style-name="T179">3.0.1.2.1.</text:span><text:span text:style-name="T184">2.1</text:span><text:span text:style-name="T181"> Add shelf position of the products </text:span><text:span text:style-name="T174">(1.2.3) </text:span><text:span text:style-name="T189">#32</text:span></text:p>
      <text:p text:style-name="P68"><text:tab/><text:tab/><text:tab/><text:tab/><text:span text:style-name="T179">3.0.1.2.1.</text:span><text:span text:style-name="T184">2</text:span><text:span text:style-name="T179">.</text:span><text:span text:style-name="T184">2</text:span><text:span text:style-name="T182"> Respond to customer inquiries of parts and prices </text:span><text:span text:style-name="T174">(1.2.3) </text:span><text:span text:style-name="T189">#33</text:span></text:p>
      <text:p text:style-name="P68"><text:tab/><text:tab/><text:tab/><text:tab/><text:span text:style-name="T179">3.0.1.2.1.</text:span><text:span text:style-name="T184">2</text:span><text:span text:style-name="T179">.</text:span><text:span text:style-name="T184">3</text:span><text:span text:style-name="T180"> Manage storage and capital of products stored </text:span><text:span text:style-name="T174">(1.2.3) </text:span><text:span text:style-name="T189">#34</text:span></text:p>
      <text:p text:style-name="P68"><text:tab/><text:tab/><text:tab/><text:span text:style-name="T179">3.0.1.2.1.</text:span><text:span text:style-name="T184">3</text:span><text:span text:style-name="T180"> Car Dealership shop:</text:span></text:p>
      <text:p text:style-name="P68"><text:soft-page-break/><text:tab/><text:tab/><text:tab/><text:tab/><text:span text:style-name="T183">3.1.2.1.3.1 </text:span><text:span text:style-name="T4">Add car make, model and location of shipping </text:span><text:span text:style-name="T5">(1.2.3) </text:span><text:span text:style-name="T6">#35</text:span></text:p>
      <text:p text:style-name="P68"><text:tab/><text:tab/><text:tab/></text:p>
      <text:p text:style-name="P68"><text:tab/><text:tab/><text:tab/></text:p>
      <text:p text:style-name="P73">3.0.1.3 Workshop Station <text:span text:style-name="T174">Requirements</text:span>:</text:p>
      <text:p text:style-name="P73"><text:tab/>3.0.1.3.1 Workshop Profile:</text:p>
      <text:p text:style-name="P73"><text:tab/><text:tab/>3.0.1.3.1.1 Add pictures of equipment <text:span text:style-name="T174">(1.3.1) </text:span><text:span text:style-name="T189">#36</text:span></text:p>
      <text:p text:style-name="P73"><text:tab/><text:tab/>3.0.1.3.1.2 Add employees and technicians by name <text:span text:style-name="T174">(1.3.3) </text:span><text:span text:style-name="T189">#37</text:span></text:p>
      <text:p text:style-name="P73"><text:tab/><text:tab/>3.0.1.3.1.3 Control employees/technicians access <text:span text:style-name="T174">(1.3.3) </text:span><text:span text:style-name="T189">#38</text:span></text:p>
      <text:p text:style-name="P73"><text:tab/><text:tab/>3.0.1.3.1.4 <text:span text:style-name="T185">Allow technicians to add their past expertise </text:span><text:span text:style-name="T174">(1.3.3) </text:span><text:span text:style-name="T189">#38</text:span></text:p>
      <text:p text:style-name="P73"><text:tab/><text:tab/><text:span text:style-name="T185">3.0.1.3.1.5 Tech/employee record keep arrival of cars for repairs </text:span><text:span text:style-name="T174">(1.3.3) </text:span><text:span text:style-name="T189">#39</text:span></text:p>
      <text:p text:style-name="P73"><text:tab/><text:tab/><text:span text:style-name="T185">3.0.1.3.1.6 Technician marks the start of diagnoses and repair </text:span><text:span text:style-name="T174">(1.3.3) </text:span><text:span text:style-name="T189">#40</text:span></text:p>
      <text:p text:style-name="P73"><text:tab/><text:tab/><text:span text:style-name="T185">3.0.1.3.1.7 Technician/Car-Owner/Employee can order new/used parts through 1.5 </text:span><text:span text:style-name="T189">#41</text:span></text:p>
      <text:p text:style-name="P73"><text:tab/><text:tab/><text:span text:style-name="T185">3.0.1.3.1.8 <text:s/>Tech/employee marks the end of repair </text:span><text:span text:style-name="T174">(1.3.3) </text:span><text:span text:style-name="T189">#42</text:span></text:p>
      <text:p text:style-name="P73"><text:tab/><text:tab/><text:span text:style-name="T185">3.0.1.3.1.</text:span><text:span text:style-name="T186">9 Display the statistics of the workshop, per car, per make, per model, per <text:tab/><text:tab/><text:tab/><text:tab/><text:tab/><text:tab/>repair </text:span><text:span text:style-name="T189">#42</text:span></text:p>
      <text:p text:style-name="P73"><text:tab/><text:tab/><text:span text:style-name="T185">3.0.1.3.1.</text:span><text:span text:style-name="T186">10 Add cost of each repair for each make and model </text:span><text:span text:style-name="T174">(1.3.3) (1.3.1) </text:span><text:span text:style-name="T189">#43</text:span></text:p>
      <text:p text:style-name="P71">3.0.1.4 Marketplace Requirements:</text:p>
      <text:p text:style-name="P71"><text:tab/><text:tab/>3.0.1.4.1 Share product, offer, or owned car to the marketplace <text:span text:style-name="T189">#44</text:span></text:p>
      <text:p text:style-name="P71"><text:tab/><text:tab/>3.0.1.4.2 Add details of the posting <text:span text:style-name="T189">#45</text:span></text:p>
      <text:p text:style-name="P71"><text:tab/><text:tab/>3.0.1.4.3 <text:span text:style-name="T187">Share posting on other websites </text:span><text:span text:style-name="T189">#46</text:span></text:p>
      <text:p text:style-name="P71"><text:tab/><text:tab/>3.0.1.4.<text:span text:style-name="T187">4 Every user has its own market feed specialized to his owned car or business</text:span><text:span text:style-name="T189">#47</text:span></text:p>
      <text:p text:style-name="P71">3.0.1.4.<text:span text:style-name="T188">5 Search with filters to look for the desired part or price </text:span><text:span text:style-name="T189">#48</text:span></text:p>
      <text:h text:style-name="P8" text:outline-level="2"><text:bookmark-start text:name="_Toc506459150"/><text:bookmark-start text:name="_Toc506458784"/>3.1 External Interface Requirements<text:bookmark-end text:name="_Toc506459150"/><text:bookmark-end text:name="_Toc506458784"/></text:h>
      <text:h text:style-name="P9" text:outline-level="3"><text:bookmark-start text:name="_Toc506459151"/><text:bookmark-start text:name="_Toc506458785"/>3.1.1 User Interfaces<text:bookmark-end text:name="_Toc506459151"/><text:bookmark-end text:name="_Toc506458785"/></text:h>
      <text:h text:style-name="P9" text:outline-level="3"><text:bookmark-start text:name="_Toc506459152"/><text:bookmark-start text:name="_Toc506458786"/>3.1.2 Hardware Interfaces<text:bookmark-end text:name="_Toc506459152"/><text:bookmark-end text:name="_Toc506458786"/></text:h>
      <text:h text:style-name="P9" text:outline-level="3"><text:bookmark-start text:name="_Toc506459153"/><text:bookmark-start text:name="_Toc506458787"/>3.1.3 Software Interfaces<text:bookmark-end text:name="_Toc506459153"/><text:bookmark-end text:name="_Toc506458787"/></text:h>
      <text:h text:style-name="P9" text:outline-level="3"><text:bookmark-start text:name="_Toc506459154"/><text:bookmark-start text:name="_Toc506458788"/>3.1.4 Communications Interfaces<text:bookmark-end text:name="_Toc506459154"/><text:bookmark-end text:name="_Toc506458788"/></text:h>
      <text:h text:style-name="P8" text:outline-level="2"><text:bookmark-start text:name="_Toc506459155"/><text:bookmark-start text:name="_Toc506458789"/>3.2 Functional Requirements<text:bookmark-end text:name="_Toc506459155"/><text:bookmark-end text:name="_Toc506458789"/></text:h>
      <text:p text:style-name="Standard"><text:tab/><text:span text:style-name="T191">3.</text:span><text:span text:style-name="T8">2</text:span><text:span text:style-name="T191">.1.1 Car Station </text:span>Requirements<text:span text:style-name="T191">: </text:span><text:span text:style-name="T8">#1 </text:span></text:p>
      <text:list xml:id="list4043999962" text:style-name="L10">
        <text:list-item>
          <text:p text:style-name="P74"><text:span text:style-name="Strong_20_Emphasis">Form-based:</text:span></text:p>
          <text:list text:style-name="L11">
            <text:list-item>
              <text:list>
                <text:list-item>
                  <text:list>
                    <text:list-item>
                      <text:p text:style-name="P75">Car make (text)</text:p>
                    </text:list-item>
                    <text:list-item>
                      <text:p text:style-name="P75">Car model (text)</text:p>
                    </text:list-item>
                    <text:list-item>
                      <text:p text:style-name="P75">Year (number)</text:p>
                    </text:list-item>
                    <text:list-item>
                      <text:p text:style-name="P75">License plate number (text, with validation for format based on user's country)</text:p>
                    </text:list-item>
                    <text:list-item>
                      <text:p text:style-name="P75">VIN (Vehicle Identification Number - text, with validation for format)</text:p>
                    </text:list-item>
                    <text:list-item>
                      <text:p text:style-name="P75">Mileage (number)</text:p>
                    </text:list-item>
                  </text:list>
                </text:list-item>
                <text:list-item>
                  <text:p text:style-name="P75"><text:span text:style-name="Strong_20_Emphasis">Image Recognition (Optional):</text:span></text:p>
                  <text:list>
                    <text:list-item>
                      <text:p text:style-name="P75">Image(s) of the car captured using the device camera (image file format)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list xml:id="list152039254091766" text:continue-list="list4043999962" text:style-name="L11">
        <text:list-item>
          <text:list>
            <text:list-item>
              <text:list>
                <text:list-item>
                  <text:p text:style-name="P75"><text:soft-page-break/><text:span text:style-name="Strong_20_Emphasis">3.2.1.3 Processing:</text:span></text:p>
                </text:list-item>
              </text:list>
            </text:list-item>
          </text:list>
        </text:list-item>
      </text:list>
      <text:list xml:id="list458366773" text:style-name="L12">
        <text:list-item>
          <text:p text:style-name="P76"><text:span text:style-name="Strong_20_Emphasis">Form-based:</text:span></text:p>
          <text:list>
            <text:list-item>
              <text:list>
                <text:list-item>
                  <text:p text:style-name="P76">The system validates the form data for completeness <text:tab/>and format (e.g., year within a reasonable <text:tab/>range).</text:p>
                </text:list-item>
                <text:list-item>
                  <text:p text:style-name="P76">The system retrieves car information (if available) <text:tab/>based on the make, model, and year using an <text:tab/>external API (details on API to be specified).</text:p>
                </text:list-item>
                <text:list-item>
                  <text:p text:style-name="P76">The system stores the user-provided car details and <text:tab/>retrieved information (if applicable) in the <text:tab/>database.</text:p>
                </text:list-item>
                <text:list-item>
                  <text:p text:style-name="P76">The system generates a unique identifier for the car <text:tab/>profile.</text:p>
                </text:list-item>
              </text:list>
            </text:list-item>
          </text:list>
        </text:list-item>
        <text:list-item>
          <text:p text:style-name="P76"><text:span text:style-name="Strong_20_Emphasis">Image Recognition (Optional):</text:span></text:p>
          <text:list>
            <text:list-item>
              <text:list>
                <text:list-item>
                  <text:p text:style-name="P76">The system utilizes an image recognition service <text:tab/>(details on service to be specified) to extract <text:tab/>car make, model, and year from the uploaded <text:tab/>image(s).</text:p>
                </text:list-item>
                <text:list-item>
                  <text:p text:style-name="P76">The system prompts the user to confirm or correct <text:tab/>the extracted information.</text:p>
                </text:list-item>
                <text:list-item>
                  <text:p text:style-name="P76">Upon user confirmation, the system stores the car <text:tab/>details in the database and proceeds to step <text:tab/>3.1 (data retrieval).</text:p>
                </text:list-item>
              </text:list>
            </text:list-item>
          </text:list>
        </text:list-item>
      </text:list>
      <text:list xml:id="list4095351920" text:style-name="L15">
        <text:list-item>
          <text:p text:style-name="P77"><text:span text:style-name="Strong_20_Emphasis">3.2.1.4 Outputs:</text:span></text:p>
        </text:list-item>
      </text:list>
      <text:list xml:id="list1149791006" text:style-name="L13">
        <text:list-item>
          <text:p text:style-name="P78">A confirmation message is displayed to the user upon successful car <text:tab/><text:tab/>addition.</text:p>
        </text:list-item>
        <text:list-item>
          <text:p text:style-name="P78">The newly created car profile becomes accessible within the Car Station interface.</text:p>
        </text:list-item>
      </text:list>
      <text:p text:style-name="Standard"><text:span text:style-name="Strong_20_Emphasis"/></text:p>
      <text:p text:style-name="Standard"><text:span text:style-name="Strong_20_Emphasis"/></text:p>
      <text:list xml:id="list152039339184359" text:continue-numbering="true" text:style-name="L13">
        <text:list-item>
          <text:p text:style-name="P78"><text:span text:style-name="Strong_20_Emphasis"><text:tab/>3.2.1.5 Error Handling:</text:span></text:p>
        </text:list-item>
      </text:list>
      <text:list xml:id="list3284787502" text:style-name="L14">
        <text:list-item>
          <text:p text:style-name="P79"><text:span text:style-name="Strong_20_Emphasis">Form-based:</text:span></text:p>
          <text:list>
            <text:list-item>
              <text:list>
                <text:list-item>
                  <text:p text:style-name="P79">If any validation errors occur (e.g., invalid <text:tab/>year), the system displays appropriate <text:tab/><text:tab/>error messages to the user.</text:p>
                </text:list-item>
                <text:list-item>
                  <text:p text:style-name="P79">The user can correct the errors and resubmit <text:tab/>the form.</text:p>
                </text:list-item>
                <text:list-item>
                  <text:p text:style-name="P79">If the external API call for car information fails, <text:tab/>the system stores the user-provided <text:tab/>details and allows the user to proceed <text:tab/>or prompts for manual entry of missing <text:tab/>information.</text:p>
                </text:list-item>
              </text:list>
            </text:list-item>
          </text:list>
          <text:p text:style-name="P79"><text:span text:style-name="Strong_20_Emphasis"/></text:p>
        </text:list-item>
        <text:list-item>
          <text:p text:style-name="P79"><text:span text:style-name="Strong_20_Emphasis">Image Recognition (Optional):</text:span></text:p>
          <text:list>
            <text:list-item>
              <text:p text:style-name="P79">If the image recognition service fails to identify the car, the system displays a message to the user and allows them to manually enter car details.</text:p>
            </text:list-item>
            <text:list-item>
              <text:p text:style-name="P79">If the user does not confirm the extracted information, the system allows them to edit the details before saving the car profile.</text:p>
            </text:list-item>
          </text:list>
        </text:list-item>
      </text:list>
      <text:list xml:id="list152039966761805" text:continue-list="list152039254091766" text:style-name="L10">
        <text:list-item>
          <text:p text:style-name="P74"/>
        </text:list-item>
      </text:list>
      <text:h text:style-name="P9" text:outline-level="3"><text:soft-page-break/></text:h>
      <text:h text:style-name="P9" text:outline-level="3"/>
      <text:h text:style-name="P9" text:outline-level="3"/>
      <text:h text:style-name="P9" text:outline-level="3"/>
      <text:h text:style-name="P9" text:outline-level="3"/>
      <text:p text:style-name="P72"/>
      <text:h text:style-name="P9" text:outline-level="3"/>
      <text:h text:style-name="P9" text:outline-level="3"/>
      <text:h text:style-name="P9" text:outline-level="3"><text:bookmark-start text:name="_Toc506459156"/><text:bookmark-start text:name="_Toc506458790"/>3.<text:span text:style-name="T7">2</text:span>.1 &lt;Functional Requirement or Feature #1&gt;<text:bookmark-end text:name="_Toc506459156"/><text:bookmark-end text:name="_Toc506458790"/></text:h>
      <text:p text:style-name="P72">3.2.1.1 Introduction</text:p>
      <text:p text:style-name="P72">3.2.1.2 Inputs</text:p>
      <text:p text:style-name="P72">3.2.1.3 Processing</text:p>
      <text:p text:style-name="P72">3.2.1.4 Outputs</text:p>
      <text:p text:style-name="P72">3.2.1.5 Error Handling</text:p>
      <text:h text:style-name="P8" text:outline-level="2"/>
      <text:h text:style-name="P8" text:outline-level="2"/>
      <text:h text:style-name="P8" text:outline-level="2"><text:bookmark-start text:name="_Toc506458791"/><text:bookmark-start text:name="_Toc506459157"/>3<text:bookmark-start text:name="_Toc506458792"/><text:bookmark-start text:name="_Toc506459158"/><text:bookmark-end text:name="_Toc506458791"/><text:bookmark-end text:name="_Toc506459157"/>.3 Use Cases<text:bookmark-end text:name="_Toc506458792"/><text:bookmark-end text:name="_Toc506459158"/></text:h>
      <text:h text:style-name="P9" text:outline-level="3"><text:bookmark-start text:name="_Toc506459159"/><text:bookmark-start text:name="_Toc506458793"/>3.3.1 Use Case #1<text:bookmark-end text:name="_Toc506459159"/><text:bookmark-end text:name="_Toc506458793"/></text:h>
      <text:h text:style-name="P9" text:outline-level="3"><text:bookmark-start text:name="_Toc506459160"/><text:bookmark-start text:name="_Toc506458794"/>3.3.2 Use Case #2<text:bookmark-end text:name="_Toc506459160"/><text:bookmark-end text:name="_Toc506458794"/></text:h>
      <text:p text:style-name="P72">…</text:p>
      <text:p text:style-name="P72">…</text:p>
      <text:h text:style-name="P8" text:outline-level="2"><text:bookmark-start text:name="_Toc506459164"/><text:bookmark-start text:name="_Toc506458798"/>3.5 Non-Functional Requirements<text:bookmark-end text:name="_Toc506459164"/><text:bookmark-end text:name="_Toc506458798"/></text:h>
      <text:p text:style-name="P99">Non-functional requirements may exist for the following attributes. <text:s/>Often these requirements must be achieved at a system-wide level rather than at a unit level. <text:s/>State the requirements in the following sections in measurable terms (e.g., 95% of transaction shall be processed in less than a second, system downtime may not exceed 1 minute per day, &gt; 30 day MTBF value, etc). </text:p>
      <text:p text:style-name="P99"><text:bookmark-start text:name="_Toc506459165"/><text:bookmark-start text:name="_Toc506458799"/>3.5.1 Performance<text:bookmark-end text:name="_Toc506459165"/><text:bookmark-end text:name="_Toc506458799"/></text:p>
      <text:h text:style-name="P9" text:outline-level="3"><text:bookmark-start text:name="_Toc506459166"/><text:bookmark-start text:name="_Toc506458800"/><text:soft-page-break/>3.5.2 Reliability<text:bookmark-end text:name="_Toc506459166"/><text:bookmark-end text:name="_Toc506458800"/></text:h>
      <text:h text:style-name="P9" text:outline-level="3"><text:bookmark-start text:name="_Toc506459167"/><text:bookmark-start text:name="_Toc506458801"/>3.5.3 Availability<text:bookmark-end text:name="_Toc506459167"/><text:bookmark-end text:name="_Toc506458801"/></text:h>
      <text:h text:style-name="P9" text:outline-level="3"><text:bookmark-start text:name="_Toc506459168"/><text:bookmark-start text:name="_Toc506458802"/>3.5.4 Security<text:bookmark-end text:name="_Toc506459168"/><text:bookmark-end text:name="_Toc506458802"/></text:h>
      <text:h text:style-name="P9" text:outline-level="3"><text:bookmark-start text:name="_Toc506459169"/><text:bookmark-start text:name="_Toc506458803"/>3.5.5 Maintainability<text:bookmark-end text:name="_Toc506459169"/><text:bookmark-end text:name="_Toc506458803"/></text:h>
      <text:h text:style-name="P9" text:outline-level="3"><text:bookmark-start text:name="_Toc506459170"/><text:bookmark-start text:name="_Toc506458804"/>3.5.6 Portability<text:bookmark-end text:name="_Toc506459170"/><text:bookmark-end text:name="_Toc506458804"/></text:h>
      <text:h text:style-name="P8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835in" style:contextual-spacing="fals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0.1252in"/>
          <style:tab-stop style:position="0.25in"/>
          <style:tab-stop style:position="0.5in"/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0835in" fo:margin-bottom="0.0835in" style:contextual-spacing="false">
        <style:tab-stops>
          <style:tab-stop style:position="6.4929in" style:type="right" style:leader-style="dotted" style:leader-text="."/>
        </style:tab-stops>
      </style:paragraph-properties>
      <style:text-properties fo:text-transform="uppercase" style:text-line-through-style="solid" style:text-line-through-type="singl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665in" fo:margin-right="0in" fo:text-indent="0in" style:auto-text-indent="false">
        <style:tab-stops>
          <style:tab-stop style:position="6.4929in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3335in" fo:margin-right="0in" fo:text-indent="0in" style:auto-text-indent="false">
        <style:tab-stops/>
      </style:paragraph-properties>
      <style:text-properties fo:font-size="10pt" fo:font-style="italic" style:font-size-asian="10pt" style:font-style-asian="italic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835in" style:contextual-spacing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417in" style:contextual-spacing="false" fo:keep-with-next="always"/>
      <style:text-properties fo:font-weight="bold" style:font-weight-asian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3T14:46:39.654000000</meta:creation-date>
    <dc:date>2024-03-03T15:20:38.031000000</dc:date>
    <meta:editing-duration>PT8M51S</meta:editing-duration>
    <meta:editing-cycles>5</meta:editing-cycles>
    <meta:generator>LibreOffice/7.2.7.2$Windows_X86_64 LibreOffice_project/8d71d29d553c0f7dcbfa38fbfda25ee34cce99a2</meta:generator>
    <meta:document-statistic meta:table-count="0" meta:image-count="0" meta:object-count="0" meta:page-count="17" meta:paragraph-count="369" meta:word-count="3762" meta:character-count="27736" meta:non-whitespace-character-count="23067"/>
  </office:meta>
</office:document-meta>
</file>